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Mangal1" svg:font-family="Mangal"/>
    <style:font-face style:name="monospace" svg:font-family="monospace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5pt" style:font-size-asian="15pt" style:font-size-complex="15pt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5pt" officeooo:paragraph-rsid="0013f88b" style:font-size-asian="15pt" style:font-size-complex="15pt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5pt" fo:font-style="normal" fo:font-weight="normal" officeooo:paragraph-rsid="0013f88b" style:font-size-asian="15pt" style:font-size-complex="15pt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officeooo:paragraph-rsid="0014c5af" style:font-size-asian="11pt" style:font-size-complex="11pt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officeooo:paragraph-rsid="001549c0" style:font-size-asian="11pt" style:font-size-complex="11pt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officeooo:paragraph-rsid="0030d196" style:font-size-asian="11pt" style:font-size-complex="11pt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fo:font-style="normal" officeooo:paragraph-rsid="0014c5af" style:font-size-asian="11pt" style:font-size-complex="11pt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fo:font-style="normal" officeooo:paragraph-rsid="001549c0" style:font-size-asian="11pt" style:font-size-complex="11pt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fo:font-style="normal" fo:font-weight="bold" officeooo:paragraph-rsid="001549c0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paragraph-rsid="0013f88b"/>
    </style:style>
    <style:style style:name="P11" style:family="paragraph" style:parent-style-name="Text_20_body">
      <style:paragraph-properties fo:margin-left="0.4925in" fo:margin-right="0in" fo:text-indent="0in" style:auto-text-indent="false" fo:padding="0.0291in" fo:border-left="none" fo:border-right="none" fo:border-top="none" fo:border-bottom="0.06pt solid #000000" style:join-border="false"/>
      <style:text-properties style:font-name="Times New Roman" fo:font-size="15pt" style:font-size-asian="15pt" style:font-size-complex="15pt"/>
    </style:style>
    <style:style style:name="P12" style:family="paragraph" style:parent-style-name="Text_20_body">
      <style:paragraph-properties fo:margin-left="0.4925in" fo:margin-right="0in" fo:text-indent="0in" style:auto-text-indent="false" fo:padding="0.0291in" fo:border-left="none" fo:border-right="none" fo:border-top="none" fo:border-bottom="0.06pt solid #000000" style:join-border="false"/>
      <style:text-properties style:font-name="Times New Roman" fo:font-size="11pt" fo:font-style="normal" officeooo:paragraph-rsid="001549c0" style:font-size-asian="11pt" style:font-size-complex="11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Times New Roman" fo:font-size="15pt" officeooo:paragraph-rsid="0014c5af" style:font-size-asian="15pt" style:font-size-complex="15pt"/>
    </style:style>
    <style:style style:name="P14" style:family="paragraph" style:parent-style-name="Standard">
      <style:paragraph-properties fo:margin-left="0.4925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style:font-name="Times New Roman" fo:font-size="15pt" officeooo:paragraph-rsid="0013f88b" style:font-size-asian="15pt" style:font-size-complex="15pt"/>
    </style:style>
    <style:style style:name="P15" style:family="paragraph" style:parent-style-name="Standard">
      <style:text-properties officeooo:rsid="0013f88b" officeooo:paragraph-rsid="0013f88b"/>
    </style:style>
    <style:style style:name="P16" style:family="paragraph" style:parent-style-name="Standard">
      <style:text-properties fo:font-size="15pt" officeooo:paragraph-rsid="001f1b89" style:font-size-asian="15pt" style:font-size-complex="15pt"/>
    </style:style>
    <style:style style:name="P17" style:family="paragraph" style:parent-style-name="Standard">
      <style:text-properties fo:font-size="15pt" officeooo:rsid="001f1b89" officeooo:paragraph-rsid="001f1b89" style:font-size-asian="15pt" style:font-size-complex="15pt"/>
    </style:style>
    <style:style style:name="P18" style:family="paragraph" style:parent-style-name="Standard">
      <style:text-properties fo:font-size="15pt" officeooo:rsid="0020b558" officeooo:paragraph-rsid="0020b558" style:font-size-asian="15pt" style:font-size-complex="15pt"/>
    </style:style>
    <style:style style:name="P19" style:family="paragraph" style:parent-style-name="Standard">
      <style:text-properties fo:font-size="15pt" officeooo:rsid="0020b558" officeooo:paragraph-rsid="0029ce0d" style:font-size-asian="15pt" style:font-size-complex="15pt"/>
    </style:style>
    <style:style style:name="P20" style:family="paragraph" style:parent-style-name="Standard">
      <style:text-properties fo:font-size="15pt" officeooo:rsid="0011b9f6" officeooo:paragraph-rsid="0020ed65" style:font-size-asian="15pt" style:font-size-complex="15pt"/>
    </style:style>
    <style:style style:name="P21" style:family="paragraph" style:parent-style-name="Standard">
      <loext:graphic-properties draw:fill="none"/>
      <style:paragraph-properties fo:background-color="transparent"/>
      <style:text-properties fo:font-variant="normal" fo:text-transform="none" fo:color="#0f0f0f" loext:opacity="100%" fo:font-size="15pt" fo:letter-spacing="normal" fo:font-style="normal" fo:font-weight="normal" officeooo:paragraph-rsid="001f1b89" style:font-size-asian="15pt" style:font-size-complex="15pt"/>
    </style:style>
    <style:style style:name="P22" style:family="paragraph" style:parent-style-name="Preformatted_20_Text">
      <style:paragraph-properties fo:margin-left="0.9846in" fo:margin-right="0in" fo:text-indent="0in" style:auto-text-indent="false"/>
      <style:text-properties officeooo:paragraph-rsid="0016dcab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officeooo:rsid="0016dcab" officeooo:paragraph-rsid="0016dcab"/>
    </style:style>
    <style:style style:name="P24" style:family="paragraph" style:parent-style-name="Text_20_body">
      <style:paragraph-properties fo:margin-left="0.0417in" fo:margin-right="0.0417in" fo:text-indent="0in" style:auto-text-indent="false"/>
      <style:text-properties fo:font-size="15pt" officeooo:paragraph-rsid="001f1b89" style:font-size-asian="15pt" style:font-size-complex="15pt"/>
    </style:style>
    <style:style style:name="P25" style:family="paragraph" style:parent-style-name="Preformatted_20_Text">
      <style:paragraph-properties fo:margin-left="0.0417in" fo:margin-right="0.0417in" fo:margin-top="0.0417in" fo:margin-bottom="0.0417in" style:contextual-spacing="false" fo:widows="1" fo:text-indent="0in" style:auto-text-indent="false" fo:padding="0.0417in" fo:border="0.06pt solid #c4c4c4"/>
      <style:text-properties fo:font-variant="normal" fo:text-transform="none" fo:color="#0f0f0f" loext:opacity="100%" fo:font-size="15pt" fo:letter-spacing="normal" fo:font-style="normal" fo:font-weight="normal" officeooo:paragraph-rsid="001f1b89" style:font-size-asian="15pt" style:font-size-complex="15pt"/>
    </style:style>
    <style:style style:name="P26" style:family="paragraph" style:parent-style-name="Preformatted_20_Text">
      <style:paragraph-properties fo:margin-left="0.0417in" fo:margin-right="0.0417in" fo:margin-top="0.0417in" fo:margin-bottom="0.0417in" style:contextual-spacing="false" fo:widows="1" fo:text-indent="0in" style:auto-text-indent="false" fo:padding="0.0417in" fo:border="0.06pt solid #c4c4c4"/>
      <style:text-properties fo:font-variant="normal" fo:text-transform="none" fo:color="#0f0f0f" loext:opacity="100%" fo:font-size="15pt" fo:letter-spacing="normal" officeooo:paragraph-rsid="001f1b89" style:font-size-asian="15pt" style:font-size-complex="15pt"/>
    </style:style>
    <style:style style:name="P27" style:family="paragraph" style:parent-style-name="Preformatted_20_Text">
      <style:paragraph-properties fo:margin-left="0.0417in" fo:margin-right="0.0417in" fo:margin-top="0.0417in" fo:margin-bottom="0.0417in" style:contextual-spacing="false" fo:widows="1" fo:text-indent="0in" style:auto-text-indent="false" fo:padding="0.0417in" fo:border="0.06pt solid #c4c4c4"/>
      <style:text-properties fo:font-size="15pt" officeooo:paragraph-rsid="001f1b89" style:font-size-asian="15pt" style:font-size-complex="15pt"/>
    </style:style>
    <style:style style:name="P28" style:family="paragraph" style:parent-style-name="Standard">
      <style:paragraph-properties fo:margin-left="0.0417in" fo:margin-right="0.0417in" fo:text-indent="0in" style:auto-text-indent="false"/>
      <style:text-properties fo:font-size="15pt" officeooo:paragraph-rsid="001f1b89" style:font-size-asian="15pt" style:font-size-complex="15pt"/>
    </style:style>
    <style:style style:name="P29" style:family="paragraph" style:parent-style-name="Preformatted_20_Text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fo:font-variant="normal" fo:text-transform="none" fo:color="#000000" loext:opacity="100%" style:font-name="monospace" fo:letter-spacing="normal" fo:font-style="normal" fo:font-weight="normal" officeooo:rsid="00182a1c" officeooo:paragraph-rsid="001f1b89"/>
    </style:style>
    <style:style style:name="P30" style:family="paragraph" style:parent-style-name="Standard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officeooo:paragraph-rsid="001f1b89"/>
    </style:style>
    <style:style style:name="P31" style:family="paragraph" style:parent-style-name="Standard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fo:font-variant="normal" fo:text-transform="none" fo:color="#666666" loext:opacity="100%" fo:letter-spacing="normal" officeooo:paragraph-rsid="001f1b89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officeooo:rsid="00186fe0" officeooo:paragraph-rsid="0020b558"/>
    </style:style>
    <style:style style:name="P33" style:family="paragraph" style:parent-style-name="Standard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fo:font-size="15pt" officeooo:rsid="00186fe0" officeooo:paragraph-rsid="0020b558" style:font-size-asian="15pt" style:font-size-complex="15pt"/>
    </style:style>
    <style:style style:name="P34" style:family="paragraph" style:parent-style-name="Standard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fo:font-size="15pt" officeooo:rsid="00186fe0" officeooo:paragraph-rsid="0029ce0d" style:font-size-asian="15pt" style:font-size-complex="15pt"/>
    </style:style>
    <style:style style:name="P35" style:family="paragraph" style:parent-style-name="Standard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 fo:padding="0.0291in" fo:border-left="none" fo:border-right="none" fo:border-top="none" fo:border-bottom="0.06pt solid #000000" style:join-border="false"/>
      <style:text-properties fo:font-variant="normal" fo:text-transform="none" fo:color="#666666" loext:opacity="100%" fo:letter-spacing="normal" officeooo:paragraph-rsid="001f1b89" loext:padding="0in" loext:border="none"/>
    </style:style>
    <style:style style:name="P36" style:family="paragraph" style:parent-style-name="Preformatted_20_Text">
      <style:paragraph-properties fo:margin-left="0in" fo:margin-right="0in" fo:margin-top="0in" fo:margin-bottom="0.1965in" style:contextual-spacing="false" style:line-height-at-least="0.1457in" fo:text-align="start" style:justify-single-word="false" fo:widows="1" fo:text-indent="0in" style:auto-text-indent="false" fo:padding-left="0in" fo:padding-right="0in" fo:padding-top="0.0193in" fo:padding-bottom="0.0193in" fo:border-left="none" fo:border-right="none" fo:border-top="1.5pt solid #d3d3d3" fo:border-bottom="1.5pt solid #d3d3d3"/>
      <style:text-properties fo:font-variant="normal" fo:text-transform="none" fo:color="#000000" loext:opacity="100%" style:font-name="monospace" fo:letter-spacing="normal" fo:font-style="normal" fo:font-weight="normal" officeooo:paragraph-rsid="0020ed65" loext:padding="0in" loext:border="none"/>
    </style:style>
    <style:style style:name="P37" style:family="paragraph" style:parent-style-name="Preformatted_20_Text">
      <style:text-properties fo:font-variant="normal" fo:text-transform="none" fo:color="#000000" loext:opacity="100%" style:font-name="monospace" fo:font-size="10pt" fo:letter-spacing="normal" fo:font-style="normal" fo:font-weight="normal" officeooo:paragraph-rsid="0020ed65" style:font-size-asian="10pt" style:font-size-complex="10pt"/>
    </style:style>
    <style:style style:name="P38" style:family="paragraph" style:parent-style-name="Preformatted_20_Text">
      <style:text-properties fo:font-variant="normal" fo:text-transform="none" fo:color="#000000" loext:opacity="100%" style:font-name="monospace" fo:letter-spacing="normal" fo:font-style="normal" fo:font-weight="normal" officeooo:paragraph-rsid="0020ed65"/>
    </style:style>
    <style:style style:name="P39" style:family="paragraph" style:parent-style-name="Preformatted_20_Text">
      <style:paragraph-properties fo:margin-top="0in" fo:margin-bottom="0.1965in" style:contextual-spacing="false" fo:text-align="start" style:justify-single-word="false" fo:widows="1" fo:padding="0.0193in" fo:border="0.06pt solid #cfcfcf"/>
      <style:text-properties fo:font-variant="normal" fo:text-transform="none" fo:color="#000000" loext:opacity="100%" style:font-name="monospace" fo:letter-spacing="normal" fo:font-style="normal" fo:font-weight="normal" officeooo:paragraph-rsid="001f1b89"/>
    </style:style>
    <style:style style:name="P40" style:family="paragraph" style:parent-style-name="Standard">
      <loext:graphic-properties draw:fill="none"/>
      <style:paragraph-properties fo:margin-top="0in" fo:margin-bottom="0.1965in" style:contextual-spacing="false" fo:text-align="start" style:justify-single-word="false" fo:widows="1" fo:background-color="transparent" fo:padding="0.0193in" fo:border="0.06pt solid #cfcfcf"/>
      <style:text-properties style:font-name="Times New Roman" fo:font-size="15pt" fo:font-style="normal" fo:font-weight="bold" officeooo:rsid="002c2586" officeooo:paragraph-rsid="002c2586" style:font-size-asian="15pt" style:font-weight-asian="bold" style:font-size-complex="15pt" style:font-weight-complex="bold"/>
    </style:style>
    <style:style style:name="P41" style:family="paragraph" style:parent-style-name="Standard">
      <loext:graphic-properties draw:fill="none"/>
      <style:paragraph-properties fo:margin-top="0in" fo:margin-bottom="0.1965in" style:contextual-spacing="false" fo:text-align="start" style:justify-single-word="false" fo:widows="1" fo:background-color="transparent" fo:padding="0.0193in" fo:border="0.06pt solid #cfcfcf"/>
      <style:text-properties style:font-name="Times New Roman" fo:font-size="10pt" fo:font-style="normal" fo:font-weight="bold" officeooo:rsid="002c4b01" officeooo:paragraph-rsid="002c4b01" style:font-size-asian="10pt" style:font-weight-asian="bold" style:font-size-complex="10pt" style:font-weight-complex="bold"/>
    </style:style>
    <style:style style:name="P42" style:family="paragraph" style:parent-style-name="Preformatted_20_Text">
      <style:paragraph-properties fo:text-align="start" style:justify-single-word="false" fo:widows="1" fo:padding="0.0193in" fo:border="0.06pt solid #cfcfcf"/>
      <style:text-properties officeooo:paragraph-rsid="001f1b89"/>
    </style:style>
    <style:style style:name="P43" style:family="paragraph" style:parent-style-name="Preformatted_20_Text">
      <style:paragraph-properties fo:text-align="start" style:justify-single-word="false" fo:widows="1" fo:padding="0.0193in" fo:border="0.06pt solid #cfcfcf"/>
      <style:text-properties fo:font-variant="normal" fo:text-transform="none" fo:color="#000000" loext:opacity="100%" style:font-name="monospace" fo:letter-spacing="normal" fo:font-style="normal" fo:font-weight="normal" officeooo:paragraph-rsid="001f1b89"/>
    </style:style>
    <style:style style:name="P44" style:family="paragraph" style:parent-style-name="Preformatted_20_Text">
      <style:paragraph-properties fo:text-align="start" style:justify-single-word="false" fo:widows="1" fo:padding="0.0193in" fo:border="0.06pt solid #cfcfcf"/>
      <style:text-properties fo:font-variant="normal" fo:text-transform="none" fo:color="#000000" loext:opacity="100%" fo:letter-spacing="normal" officeooo:paragraph-rsid="001f1b89"/>
    </style:style>
    <style:style style:name="P45" style:family="paragraph" style:parent-style-name="Preformatted_20_Text">
      <style:paragraph-properties fo:margin-left="0in" fo:margin-right="0.0417in" fo:margin-top="0.0417in" fo:margin-bottom="0.0417in" style:contextual-spacing="false" fo:widows="1" fo:text-indent="0in" style:auto-text-indent="false" fo:padding="0.0417in" fo:border="0.06pt solid #c4c4c4"/>
      <style:text-properties fo:font-variant="normal" fo:text-transform="none" fo:color="#0f0f0f" loext:opacity="100%" fo:font-size="15pt" fo:letter-spacing="normal" fo:font-style="normal" fo:font-weight="normal" officeooo:paragraph-rsid="001f1b89" style:font-size-asian="15pt" style:font-size-complex="15pt"/>
    </style:style>
    <style:style style:name="P46" style:family="paragraph" style:parent-style-name="Standard">
      <style:paragraph-properties fo:margin-left="0in" fo:margin-right="0.0417in" fo:text-indent="0in" style:auto-text-indent="false"/>
      <style:text-properties fo:font-size="15pt" officeooo:paragraph-rsid="001f1b89" style:font-size-asian="15pt" style:font-size-complex="15pt"/>
    </style:style>
    <style:style style:name="P47" style:family="paragraph" style:parent-style-name="Preformatted_20_Text">
      <style:paragraph-properties fo:text-align="start" style:justify-single-word="false" fo:widows="1" fo:padding-left="0in" fo:padding-right="0in" fo:padding-top="0.0193in" fo:padding-bottom="0.0193in" fo:border-left="none" fo:border-right="none" fo:border-top="1.5pt solid #d3d3d3" fo:border-bottom="1.5pt solid #d3d3d3"/>
      <style:text-properties fo:font-variant="normal" fo:text-transform="none" fo:color="#000000" loext:opacity="100%" fo:letter-spacing="normal" officeooo:paragraph-rsid="0020ed65"/>
    </style:style>
    <style:style style:name="P48" style:family="paragraph" style:parent-style-name="Preformatted_20_Text">
      <style:paragraph-properties fo:text-align="start" style:justify-single-word="false" fo:widows="1" fo:padding-left="0in" fo:padding-right="0in" fo:padding-top="0.0193in" fo:padding-bottom="0.0193in" fo:border-left="none" fo:border-right="none" fo:border-top="1.5pt solid #d3d3d3" fo:border-bottom="1.5pt solid #d3d3d3"/>
      <style:text-properties fo:font-variant="normal" fo:text-transform="none" fo:color="#000000" loext:opacity="100%" style:font-name="monospace" fo:letter-spacing="normal" fo:font-style="normal" fo:font-weight="normal" officeooo:paragraph-rsid="0020ed65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fo:font-style="normal" officeooo:rsid="00324787" officeooo:paragraph-rsid="00324787" style:font-size-asian="11pt" style:font-size-complex="11pt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fo:font-style="normal" officeooo:rsid="003398ac" officeooo:paragraph-rsid="003398ac" style:font-size-asian="11pt" style:font-size-complex="11pt"/>
    </style:style>
    <style:style style:name="P51" style:family="paragraph" style:parent-style-name="Preformatted_20_Text" style:list-style-name="L2">
      <style:text-properties fo:font-variant="normal" fo:text-transform="none" fo:color="#000000" loext:opacity="100%" style:font-name="Times New Roman" fo:font-size="14pt" fo:letter-spacing="normal" fo:font-style="normal" fo:font-weight="normal" officeooo:rsid="0016dcab" officeooo:paragraph-rsid="0016dcab" style:font-size-asian="14pt" style:font-size-complex="14pt"/>
    </style:style>
    <style:style style:name="P52" style:family="paragraph" style:parent-style-name="Standard" style:list-style-name="L1">
      <style:text-properties fo:font-weight="bold" officeooo:rsid="0016dcab" officeooo:paragraph-rsid="0016dcab" style:font-weight-asian="bold" style:font-weight-complex="bold"/>
    </style:style>
    <style:style style:name="P53" style:family="paragraph" style:parent-style-name="Standard" style:list-style-name="L1">
      <style:text-properties fo:font-weight="bold" officeooo:rsid="0013f88b" officeooo:paragraph-rsid="0013f88b" style:font-weight-asian="bold" style:font-weight-complex="bold"/>
    </style:style>
    <style:style style:name="P54" style:family="paragraph" style:parent-style-name="Standard" style:list-style-name="L1">
      <style:text-properties fo:font-weight="bold" officeooo:rsid="0013f88b" officeooo:paragraph-rsid="0014c5af" style:font-weight-asian="bold" style:font-weight-complex="bold"/>
    </style:style>
    <style:style style:name="P55" style:family="paragraph" style:parent-style-name="Standard" style:list-style-name="L1">
      <style:text-properties officeooo:rsid="0016dcab" officeooo:paragraph-rsid="0016dcab"/>
    </style:style>
    <style:style style:name="P56" style:family="paragraph" style:parent-style-name="Standard" style:list-style-name="L2">
      <style:text-properties style:font-name="Times New Roman" fo:font-size="14pt" officeooo:rsid="0016dcab" officeooo:paragraph-rsid="0016dcab" style:font-size-asian="14pt" style:font-size-complex="14pt"/>
    </style:style>
    <style:style style:name="P57" style:family="paragraph" style:parent-style-name="Standard" style:list-style-name="L2">
      <style:text-properties style:font-name="Times New Roman" fo:font-size="14pt" officeooo:rsid="0017ca40" officeooo:paragraph-rsid="0017ca40" style:font-size-asian="14pt" style:font-size-complex="14pt"/>
    </style:style>
    <style:style style:name="P58" style:family="paragraph" style:parent-style-name="Standard" style:list-style-name="L3">
      <loext:graphic-properties draw:fill="none"/>
      <style:paragraph-properties fo:background-color="transparent"/>
      <style:text-properties style:font-name="Times New Roman" fo:font-size="15pt" fo:font-style="normal" fo:font-weight="bold" officeooo:rsid="002883d0" officeooo:paragraph-rsid="001f1b89" style:font-size-asian="15pt" style:font-weight-asian="bold" style:font-size-complex="15pt" style:font-weight-complex="bold"/>
    </style:style>
    <style:style style:name="P59" style:family="paragraph" style:parent-style-name="Standard" style:list-style-name="L3">
      <loext:graphic-properties draw:fill="none"/>
      <style:paragraph-properties fo:margin-top="0in" fo:margin-bottom="0.1965in" style:contextual-spacing="false" fo:text-align="start" style:justify-single-word="false" fo:widows="1" fo:background-color="transparent" fo:padding="0.0193in" fo:border="0.06pt solid #cfcfcf"/>
      <style:text-properties style:font-name="Times New Roman" fo:font-size="10pt" fo:font-style="normal" officeooo:paragraph-rsid="002c2586" style:font-size-asian="10pt" style:font-size-complex="10pt"/>
    </style:style>
    <style:style style:name="P60" style:family="paragraph" style:parent-style-name="Standard">
      <loext:graphic-properties draw:fill="none"/>
      <style:paragraph-properties fo:margin-top="0in" fo:margin-bottom="0.1965in" style:contextual-spacing="false" fo:text-align="start" style:justify-single-word="false" fo:widows="1" fo:background-color="transparent" fo:padding="0.0193in" fo:border="0.06pt solid #cfcfcf"/>
      <style:text-properties style:font-name="Times New Roman" fo:font-size="10pt" fo:font-style="normal" fo:font-weight="bold" officeooo:rsid="002c4b01" officeooo:paragraph-rsid="002c4b01" style:font-size-asian="10pt" style:font-weight-asian="bold" style:font-size-complex="10pt" style:font-weight-complex="bold"/>
    </style:style>
    <style:style style:name="P61" style:family="paragraph" style:parent-style-name="Standard">
      <loext:graphic-properties draw:fill="none"/>
      <style:paragraph-properties fo:margin-top="0in" fo:margin-bottom="0.1965in" style:contextual-spacing="false" fo:text-align="start" style:justify-single-word="false" fo:widows="1" fo:background-color="transparent" fo:padding="0.0193in" fo:border="0.06pt solid #cfcfcf"/>
      <style:text-properties style:font-name="Times New Roman" fo:font-size="10pt" fo:font-style="normal" fo:font-weight="bold" officeooo:rsid="002c4b01" officeooo:paragraph-rsid="0037ee5f" style:font-size-asian="10pt" style:font-weight-asian="bold" style:font-size-complex="10pt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13f88b"/>
    </style:style>
    <style:style style:name="T4" style:family="text">
      <style:text-properties fo:font-style="normal" fo:font-weight="normal" officeooo:rsid="001f1b89"/>
    </style:style>
    <style:style style:name="T5" style:family="text">
      <style:text-properties fo:font-style="normal" fo:font-weight="normal" officeooo:rsid="00246994"/>
    </style:style>
    <style:style style:name="T6" style:family="text">
      <style:text-properties fo:font-style="normal" officeooo:rsid="0014c5af"/>
    </style:style>
    <style:style style:name="T7" style:family="text">
      <style:text-properties fo:font-style="normal" officeooo:rsid="001549c0"/>
    </style:style>
    <style:style style:name="T8" style:family="text">
      <style:text-properties fo:font-style="normal" officeooo:rsid="003398ac"/>
    </style:style>
    <style:style style:name="T9" style:family="text">
      <style:text-properties fo:font-variant="normal" fo:text-transform="none" fo:color="#000000" loext:opacity="100%" fo:letter-spacing="normal"/>
    </style:style>
    <style:style style:name="T10" style:family="text">
      <style:text-properties fo:font-variant="normal" fo:text-transform="none" fo:color="#000000" loext:opacity="100%" fo:letter-spacing="normal" fo:font-style="normal" fo:font-weight="normal"/>
    </style:style>
    <style:style style:name="T11" style:family="text">
      <style:text-properties fo:font-variant="normal" fo:text-transform="none" fo:color="#000000" loext:opacity="100%" fo:letter-spacing="normal" fo:font-style="normal" fo:font-weight="bold" style:font-weight-asian="bold" style:font-weight-complex="bold" loext:padding="0in" loext:border="none"/>
    </style:style>
    <style:style style:name="T12" style:family="text">
      <style:text-properties fo:font-variant="normal" fo:text-transform="none" fo:color="#000000" loext:opacity="100%" fo:letter-spacing="normal" fo:font-style="normal" fo:font-weight="bold" officeooo:rsid="001e5b08" style:font-weight-asian="bold" style:font-weight-complex="bold" loext:padding="0in" loext:border="none"/>
    </style:style>
    <style:style style:name="T13" style:family="text">
      <style:text-properties fo:font-variant="normal" fo:text-transform="none" fo:color="#000000" loext:opacity="100%" fo:letter-spacing="normal" fo:font-style="normal" fo:font-weight="bold" officeooo:rsid="0013f88b" style:font-weight-asian="bold" style:font-weight-complex="bold" loext:padding="0in" loext:border="none"/>
    </style:style>
    <style:style style:name="T14" style:family="text">
      <style:text-properties fo:font-variant="normal" fo:text-transform="none" fo:color="#000000" loext:opacity="100%" style:font-name="monospace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Consolas" fo:font-size="9.75pt" fo:letter-spacing="normal" fo:font-style="normal" fo:font-weight="normal" loext:padding="0in" loext:border="none"/>
    </style:style>
    <style:style style:name="T16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17" style:family="text">
      <style:text-properties fo:font-variant="normal" fo:text-transform="none" fo:color="#0f0f0f" loext:opacity="100%" fo:letter-spacing="normal"/>
    </style:style>
    <style:style style:name="T18" style:family="text">
      <style:text-properties fo:font-variant="normal" fo:text-transform="none" fo:color="#0f0f0f" loext:opacity="100%" fo:letter-spacing="normal" fo:font-style="normal" fo:font-weight="normal"/>
    </style:style>
    <style:style style:name="T19" style:family="text">
      <style:text-properties fo:font-variant="normal" fo:text-transform="none" fo:color="#006699" loext:opacity="100%" style:font-name="Consolas" fo:font-size="9.75pt" fo:letter-spacing="normal" fo:font-style="normal" fo:font-weight="bold" loext:padding="0in" loext:border="none"/>
    </style:style>
    <style:style style:name="T20" style:family="text">
      <style:text-properties fo:font-variant="normal" fo:text-transform="none" fo:color="#666666" loext:opacity="100%" style:font-name="Consolas" fo:font-size="9.75pt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666666" loext:opacity="100%" fo:letter-spacing="normal" loext:padding="0in" loext:border="none"/>
    </style:style>
    <style:style style:name="T22" style:family="text">
      <style:text-properties fo:font-variant="normal" fo:text-transform="none" fo:color="#808080" loext:opacity="100%" style:font-name="Consolas" fo:font-size="9.75pt" fo:letter-spacing="normal" fo:font-style="normal" fo:font-weight="normal" loext:padding="0in" loext:border="none"/>
    </style:style>
    <style:style style:name="T23" style:family="text">
      <style:text-properties fo:font-variant="normal" fo:text-transform="none" fo:color="#ff1493" loext:opacity="100%" style:font-name="Consolas" fo:font-size="9.75pt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008200" loext:opacity="100%" style:font-name="Consolas" fo:font-size="9.7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0000ff" loext:opacity="100%" style:font-name="Consolas" fo:font-size="9.75pt" fo:letter-spacing="normal" fo:font-style="normal" fo:font-weight="normal" loext:padding="0in" loext:border="none"/>
    </style:style>
    <style:style style:name="T26" style:family="text">
      <style:text-properties officeooo:rsid="0017ca40"/>
    </style:style>
    <style:style style:name="T27" style:family="text">
      <style:text-properties officeooo:rsid="001d27ce"/>
    </style:style>
    <style:style style:name="T28" style:family="text">
      <style:text-properties officeooo:rsid="001e5b08"/>
    </style:style>
    <style:style style:name="T29" style:family="text">
      <style:text-properties fo:color="#008200" loext:opacity="100%" style:font-name="Consolas" fo:font-size="9.75pt" fo:font-style="normal" fo:font-weight="normal"/>
    </style:style>
    <style:style style:name="T30" style:family="text">
      <style:text-properties style:font-name="monospace" fo:font-style="normal" fo:font-weight="normal"/>
    </style:style>
    <style:style style:name="T31" style:family="text">
      <style:text-properties officeooo:rsid="001f1b89"/>
    </style:style>
    <style:style style:name="T32" style:family="text">
      <style:text-properties officeooo:rsid="00246994"/>
    </style:style>
    <style:style style:name="T33" style:family="text">
      <style:text-properties officeooo:rsid="0026e0a8"/>
    </style:style>
    <style:style style:name="T34" style:family="text">
      <style:text-properties officeooo:rsid="0029ce0d"/>
    </style:style>
    <style:style style:name="T35" style:family="text">
      <style:text-properties fo:font-size="15pt" fo:font-style="normal" fo:font-weight="normal" officeooo:rsid="0030d196" style:font-size-asian="15pt" style:font-size-complex="15pt"/>
    </style:style>
    <style:style style:name="T36" style:family="text">
      <style:text-properties fo:font-weight="bold" officeooo:rsid="002883d0" style:font-weight-asian="bold" style:font-weight-complex="bold"/>
    </style:style>
    <style:style style:name="T37" style:family="text">
      <style:text-properties fo:font-weight="bold" officeooo:rsid="002c4b01" style:font-weight-asian="bold" style:font-weight-complex="bold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font-name="Times New Roman" fo:font-size="15pt" fo:font-style="normal" fo:font-weight="normal" style:font-size-asian="15pt" style:font-size-complex="15pt"/>
    </style:style>
    <style:style style:name="T40" style:family="text">
      <style:text-properties style:font-name="Times New Roman" fo:font-size="15pt" fo:font-style="normal" fo:font-weight="normal" officeooo:rsid="002db6a0" style:font-size-asian="15pt" style:font-size-complex="15pt"/>
    </style:style>
    <style:style style:name="T41" style:family="text">
      <style:text-properties style:font-name="Times New Roman" fo:font-size="15pt" fo:font-style="normal" fo:font-weight="normal" officeooo:rsid="0030d196" style:font-size-asian="15pt" style:font-size-complex="15pt"/>
    </style:style>
    <style:style style:name="T42" style:family="text">
      <style:text-properties style:font-name="Times New Roman" fo:font-size="15pt" style:font-size-asian="15pt" style:font-size-complex="15pt"/>
    </style:style>
    <style:style style:name="T43" style:family="text">
      <style:text-properties officeooo:rsid="002f4f36"/>
    </style:style>
    <style:style style:name="T44" style:family="text">
      <style:text-properties officeooo:rsid="00365981"/>
    </style:style>
    <style:style style:name="T45" style:family="text">
      <style:text-properties officeooo:rsid="0037ee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00751429" text:style-name="L1">
        <text:list-item>
          <text:p text:style-name="P52">Funcions ja existents a POSTGRES</text:p>
          <text:p text:style-name="P55"/>
        </text:list-item>
      </text:list>
      <text:list xml:id="list3745513817" text:style-name="L2">
        <text:list-item>
          <text:p text:style-name="P56"><text:span text:style-name="T26">now</text:span>()</text:p>
        </text:list-item>
        <text:list-item>
          <text:p text:style-name="P57">date (now())</text:p>
        </text:list-item>
        <text:list-item>
          <text:p text:style-name="P57">date (now())-100</text:p>
        </text:list-item>
        <text:list-item>
          <text:p text:style-name="P57">current_date</text:p>
        </text:list-item>
        <text:list-item>
          <text:p text:style-name="P57">timestamp 'AAAA-MM-DD<text:span text:style-name="T27">'</text:span></text:p>
          <text:p text:style-name="P56"/>
        </text:list-item>
        <text:list-item>
          <text:p text:style-name="P56"><text:span text:style-name="T10">age('2001-04-10', '1957-06-13')</text:span> </text:p>
          <text:p text:style-name="P56"/>
        </text:list-item>
        <text:list-item>
          <text:p text:style-name="P51">SELECT EXTRACT(DAY FROM TIMESTAMP '2001-02-16 20:38:40');</text:p>
          <text:p text:style-name="P56"/>
        </text:list-item>
        <text:list-item>
          <text:p text:style-name="P51">SELECT EXTRACT(CENTURY FROM TIMESTAMP '2000-12-16 12:21:13');</text:p>
        </text:list-item>
      </text:list>
      <text:p text:style-name="P22"><text:span text:style-name="Example"><text:span text:style-name="T14"/></text:span></text:p>
      <text:p text:style-name="P23"/>
      <text:list xml:id="list101434469563999" text:continue-list="list600751429" text:style-name="L1">
        <text:list-item>
          <text:p text:style-name="P53">Crear una funció a POSTGRES</text:p>
        </text:list-item>
      </text:list>
      <text:p text:style-name="P15"/>
      <text:p text:style-name="P15"/>
      <text:p text:style-name="P2"><text:span text:style-name="T2">CREATE FUNCTION </text:span><text:span text:style-name="T3">SUMAR1</text:span><text:span text:style-name="T2"> (INTEGER) </text:span></text:p>
      <text:p text:style-name="P3">RETURNS INTEGER </text:p>
      <text:p text:style-name="P10"><text:span text:style-name="T39">AS <text:s/>'</text:span><text:span text:style-name="T42"><text:line-break/></text:span><text:span text:style-name="T39">BEGIN</text:span><text:span text:style-name="T42"><text:line-break/><text:tab/></text:span><text:span text:style-name="T39">RETURN $1 + 1;</text:span><text:span text:style-name="T42"><text:line-break/></text:span><text:span text:style-name="T39">END;</text:span><text:span text:style-name="T42"><text:line-break/></text:span><text:span text:style-name="T39">' LANGUAGE '</text:span><text:span text:style-name="T40">plpgsql</text:span><text:span text:style-name="T39">';</text:span><text:span text:style-name="T42"> </text:span></text:p>
      <text:p text:style-name="P14"><text:span text:style-name="T11">SELECT </text:span><text:span text:style-name="T13">SUMAR1</text:span><text:span text:style-name="T11">(</text:span><text:span text:style-name="T13">8</text:span><text:span text:style-name="T11">)</text:span></text:p>
      <text:p text:style-name="P1"/>
      <text:p text:style-name="P3">CREATE <text:span text:style-name="T43">OR REPLACE </text:span>FUNCTION <text:span text:style-name="T28">HOLA</text:span> (TEXT) </text:p>
      <text:p text:style-name="P3">RETURNS TEXT </text:p>
      <text:p text:style-name="P10"><text:span text:style-name="T39">AS </text:span><text:span text:style-name="T41">$$</text:span><text:span text:style-name="T42"><text:line-break/></text:span><text:span text:style-name="T39">BEGIN</text:span><text:span text:style-name="T42"><text:line-break/></text:span><text:span text:style-name="T39">RETURN 'HOLA‘ || $1;</text:span><text:span text:style-name="T42"><text:line-break/></text:span><text:span text:style-name="T39">END;</text:span><text:span text:style-name="T42"><text:line-break/></text:span><text:span text:style-name="T41">$$ </text:span><text:span text:style-name="T39">LANGUAGE </text:span><text:span text:style-name="T40">plpgsql</text:span><text:span text:style-name="T39">;</text:span><text:span text:style-name="T42"> </text:span></text:p>
      <text:p text:style-name="P14"><text:span text:style-name="T11">SELECT </text:span><text:span text:style-name="T12">HOLA</text:span><text:span text:style-name="T11">(</text:span><text:span text:style-name="T13">'PEP'</text:span><text:span text:style-name="T11">)</text:span></text:p>
      <text:p text:style-name="P11"/>
      <text:list xml:id="list101435312875014" text:continue-numbering="true" text:style-name="L1">
        <text:list-item>
          <text:p text:style-name="P54"><text:soft-page-break/>Crear una funció SQL a POSTGRES</text:p>
        </text:list-item>
      </text:list>
      <text:p text:style-name="P13"/>
      <text:p text:style-name="P4"><text:span text:style-name="T1">CREATE FUNCTION </text:span><text:span text:style-name="T6">INS_ALUM</text:span><text:span text:style-name="T1">() </text:span></text:p>
      <text:p text:style-name="P4"><text:span text:style-name="T1">RETURNS V</text:span><text:span text:style-name="T6">OID</text:span></text:p>
      <text:p text:style-name="P6"><text:span text:style-name="T1">AS</text:span> <text:s text:c="2"/><text:span text:style-name="T35">$$</text:span></text:p>
      <text:p text:style-name="P4"><text:span text:style-name="T6">INSERT INTO prova(a,b) VALUES (100,200)</text:span><text:span text:style-name="T1">;</text:span></text:p>
      <text:p text:style-name="P49">$$</text:p>
      <text:p text:style-name="P7">LANGUAGE SQL;</text:p>
      <text:p text:style-name="P7"/>
      <text:p text:style-name="P4"><text:span text:style-name="T1">CREATE FUNCTION </text:span><text:span text:style-name="T6">INS_ALUMNE</text:span><text:span text:style-name="T1">(</text:span><text:span text:style-name="T6">INTEGER, INTEGER</text:span><text:span text:style-name="T1">) </text:span></text:p>
      <text:p text:style-name="P4"><text:span text:style-name="T1">RETURNS V</text:span><text:span text:style-name="T6">OID</text:span></text:p>
      <text:p text:style-name="P6"><text:span text:style-name="T1">AS</text:span> <text:s text:c="2"/><text:span text:style-name="T35">$$</text:span></text:p>
      <text:p text:style-name="P4"><text:span text:style-name="T6">INSERT INTO prova(a,b) VALUES ($1,$2)</text:span><text:span text:style-name="T1">;</text:span></text:p>
      <text:p text:style-name="P49">$$</text:p>
      <text:p text:style-name="P7">LANGUAGE SQL;</text:p>
      <text:p text:style-name="P8"/>
      <text:p text:style-name="P5"><text:span text:style-name="T1">CREATE FUNCTION </text:span><text:span text:style-name="T7">Llista_Alum</text:span><text:span text:style-name="T1">() </text:span></text:p>
      <text:p text:style-name="P5"><text:span text:style-name="T1">RETURNS </text:span><text:span text:style-name="T7">RECORD</text:span></text:p>
      <text:p text:style-name="P5"><text:span text:style-name="T1">AS</text:span> <text:s text:c="2"/><text:span text:style-name="T8">$$</text:span></text:p>
      <text:p text:style-name="P5"><text:span text:style-name="T7">SELECT * FROM prova</text:span><text:span text:style-name="T1">;</text:span></text:p>
      <text:p text:style-name="P50">$$</text:p>
      <text:p text:style-name="P8">LANGUAGE SQL;</text:p>
      <text:p text:style-name="P8"/>
      <text:p text:style-name="P5"><text:span text:style-name="T1">CREATE FUNCTION </text:span><text:span text:style-name="T7">Llista_Alumes</text:span><text:span text:style-name="T1">() </text:span></text:p>
      <text:p text:style-name="P5"><text:span text:style-name="T1">RETURNS </text:span><text:span text:style-name="T7">SETOF RECORD</text:span></text:p>
      <text:p text:style-name="P5"><text:span text:style-name="T1">AS</text:span> <text:s text:c="2"/><text:span text:style-name="T8">$$</text:span></text:p>
      <text:p text:style-name="P5"><text:span text:style-name="T7">SELECT * FROM prova</text:span><text:span text:style-name="T1">;</text:span></text:p>
      <text:p text:style-name="P50">$$</text:p>
      <text:p text:style-name="P8">LANGUAGE SQL;</text:p>
      <text:p text:style-name="P8"/>
      <text:p text:style-name="P8">CREATE OR REPLACE FUNCTION RETORNARCL<text:span text:style-name="T32">AU</text:span>(VARCHAR) RETURNS VARCHAR</text:p>
      <text:p text:style-name="P5"><text:span text:style-name="T1">AS</text:span> <text:s text:c="2"/><text:span text:style-name="T1">'</text:span></text:p>
      <text:p text:style-name="P8">SELECT CLAVE FROM USUARIS WHERE NOM=$1;'</text:p>
      <text:p text:style-name="P8"><text:soft-page-break/>LANGUAGE SQL;</text:p>
      <text:p text:style-name="P8"/>
      <text:p text:style-name="P9">SELECT RETORNARCLA<text:span text:style-name="T28">U</text:span>('SUSAN<text:span text:style-name="T33">N</text:span>A');</text:p>
      <text:p text:style-name="P12"/>
      <text:list xml:id="list2655668935" text:style-name="L3">
        <text:list-header>
          <text:p text:style-name="P58">4. Crear PROCEDIMENTS ENMAGATZEMATS a POSTGRES</text:p>
        </text:list-header>
      </text:list>
      <text:p text:style-name="P21"/>
      <text:p text:style-name="P45">CREATE PROCEDURAL LANGUAGE plpgsql;</text:p>
      <text:p text:style-name="P16"/>
      <text:p text:style-name="P45">CREATE TRUSTED PROCEDURAL LANGUAGE plpgsql;</text:p>
      <text:p text:style-name="P17"/>
      <text:p text:style-name="P16"><text:span text:style-name="T16">Using </text:span><text:span text:style-name="Teletype"><text:span text:style-name="T10">CREATE LANGUAGE</text:span></text:span><text:span text:style-name="T16">, a PostgreSQL</text:span><text:span text:style-name="T9"> </text:span><text:span text:style-name="T16">user can register a new procedural language with a PostgreSQL</text:span><text:span text:style-name="T9"> </text:span><text:span text:style-name="T16">database. Subsequently, functions and trigger procedures can be defined in this new language. The user must have the PostgreSQL</text:span><text:span text:style-name="T9"> </text:span><text:span text:style-name="T16">superuser privilege to register a new language.</text:span> </text:p>
      <text:p text:style-name="P16"/>
      <text:p text:style-name="P18">Documentació PLPGSQL:</text:p>
      <text:p text:style-name="P19"><text:a xlink:type="simple" xlink:href="https://www.postgresql.org/docs/current/static/plpgsql.html" text:style-name="Internet_20_link" text:visited-style-name="Visited_20_Internet_20_Link"><text:span text:style-name="T34">https://www.postgresql.org/docs/current/static/plpgsql.html</text:span></text:a></text:p>
      <text:p text:style-name="P19"/>
      <text:p text:style-name="P32">llista errors (23 son els violation)</text:p>
      <text:p text:style-name="P34"><text:a xlink:type="simple" xlink:href="https://www.postgresql.org/docs/current/static/errcodes-appendix.html" text:style-name="Internet_20_link" text:visited-style-name="Visited_20_Internet_20_Link"><text:span text:style-name="T34">https://www.postgresql.org/docs/current/static/errcodes-appendix.html</text:span></text:a></text:p>
      <text:p text:style-name="P34"/>
      <text:p text:style-name="P33"/>
      <text:p text:style-name="P25">CREATE OR REPLACE FUNCTION e<text:span text:style-name="T31">x</text:span>empl<text:span text:style-name="T31">e</text:span>() RETURNS integer AS $$</text:p>
      <text:p text:style-name="P25">BEGIN</text:p>
      <text:p text:style-name="P26"><text:s/><text:span text:style-name="T2">RETURN 104;</text:span></text:p>
      <text:p text:style-name="P25">END;</text:p>
      <text:p text:style-name="P25">$$ LANGUAGE plpgsql;</text:p>
      <text:p text:style-name="P16"/>
      <text:p text:style-name="P25"># SELECT e<text:span text:style-name="T31">xemple</text:span>();</text:p>
      <text:p text:style-name="P27"/>
      <text:p text:style-name="P26"><text:s/><text:span text:style-name="T2">e</text:span><text:span text:style-name="T4">xemple</text:span><text:span text:style-name="T2"> </text:span></text:p>
      <text:p text:style-name="P25">----------</text:p>
      <text:p text:style-name="P26"><text:s text:c="6"/><text:span text:style-name="T2">104</text:span></text:p>
      <text:p text:style-name="P25">(1 row)</text:p>
      <text:p text:style-name="P16"/>
      <text:p text:style-name="P25"><text:soft-page-break/>CREATE OR REPLACE FUNCTION exemple(integer) RETURNS integer AS $$</text:p>
      <text:p text:style-name="P25">BEGIN</text:p>
      <text:p text:style-name="P26"><text:s/><text:span text:style-name="T2">RETURN $1;</text:span></text:p>
      <text:p text:style-name="P25">END;</text:p>
      <text:p text:style-name="P25">$$ LANGUAGE plpgsql;</text:p>
      <text:p text:style-name="P16"/>
      <text:p text:style-name="P25">CREATE OR REPLACE FUNCTION exemple(numero integer) RETURNS integer AS $$</text:p>
      <text:p text:style-name="P25">BEGIN</text:p>
      <text:p text:style-name="P26"><text:s/><text:span text:style-name="T2">RETURN numero;</text:span></text:p>
      <text:p text:style-name="P25">END;</text:p>
      <text:p text:style-name="P25">$$ LANGUAGE plpgsql;</text:p>
      <text:p text:style-name="P16"/>
      <text:p text:style-name="P25">CREATE OR REPLACE FUNCTION exemple(integer) RETURNS integer AS $$</text:p>
      <text:p text:style-name="P25">DECLARE</text:p>
      <text:p text:style-name="P26"><text:s/><text:span text:style-name="T2">numero ALIAS FOR $1;</text:span></text:p>
      <text:p text:style-name="P27"/>
      <text:p text:style-name="P25">BEGIN</text:p>
      <text:p text:style-name="P26"><text:s/><text:span text:style-name="T2">RETURN numero;</text:span></text:p>
      <text:p text:style-name="P25">END;</text:p>
      <text:p text:style-name="P25">$$ LANGUAGE plpgsql;</text:p>
      <text:p text:style-name="P16"/>
      <text:p text:style-name="P25"># SELECT exemple(104);</text:p>
      <text:p text:style-name="P26"><text:s/><text:span text:style-name="T2">exemple </text:span></text:p>
      <text:p text:style-name="P25">---------</text:p>
      <text:p text:style-name="P26"><text:s text:c="5"/><text:span text:style-name="T2">104</text:span></text:p>
      <text:p text:style-name="P25">(1 row)</text:p>
      <text:p text:style-name="P25"/>
      <text:p text:style-name="P25"/>
      <text:p text:style-name="P25"/>
      <text:p text:style-name="P25"><text:soft-page-break/>CREATE OR REPLACE FUNCTION exemple(integer, integer) RETURNS integer AS $$</text:p>
      <text:p text:style-name="P25">DECLARE</text:p>
      <text:p text:style-name="P26"><text:s/><text:span text:style-name="T2">numero1 ALIAS FOR $1;</text:span></text:p>
      <text:p text:style-name="P26"><text:s/><text:span text:style-name="T2">numero2 ALIAS FOR $2;</text:span></text:p>
      <text:p text:style-name="P27"/>
      <text:p text:style-name="P26"><text:s/><text:span text:style-name="T2">constante CONSTANT integer := 100;</text:span></text:p>
      <text:p text:style-name="P26"><text:s/><text:span text:style-name="T2">resultado integer;</text:span></text:p>
      <text:p text:style-name="P27"/>
      <text:p text:style-name="P25">BEGIN</text:p>
      <text:p text:style-name="P26"><text:s/><text:span text:style-name="T2">resultado := (numero1 * numero2) + constante;</text:span></text:p>
      <text:p text:style-name="P27"><text:span text:style-name="T17"><text:s/></text:span><text:span text:style-name="T18">RETURN resultado;</text:span></text:p>
      <text:p text:style-name="P25">END;</text:p>
      <text:p text:style-name="P25">$$ LANGUAGE plpgsql;</text:p>
      <text:p text:style-name="P16"/>
      <text:p text:style-name="P25"><text:span text:style-name="T34">S</text:span>ELECT exemple(2,2);</text:p>
      <text:p text:style-name="P26"><text:s/><text:span text:style-name="T2">exemple </text:span></text:p>
      <text:p text:style-name="P25">---------</text:p>
      <text:p text:style-name="P26"><text:s text:c="5"/><text:span text:style-name="T2">104</text:span></text:p>
      <text:p text:style-name="P25">(1 row)</text:p>
      <text:p text:style-name="P24"/>
      <text:p text:style-name="P46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addun(</text:span></text:span><text:span text:style-name="Source_20_Text"><text:span text:style-name="T19">INT</text:span></text:span><text:span text:style-name="Source_20_Text"><text:span text:style-name="T15">) </text:span></text:span><text:span text:style-name="Source_20_Text"><text:span text:style-name="T19">RETURNS</text:span></text:span><text:span text:style-name="T20"> </text:span><text:span text:style-name="Source_20_Text"><text:span text:style-name="T19">INT</text:span></text:span><text:span text:style-name="T20"> </text:span><text:span text:style-name="Source_20_Text"><text:span text:style-name="T19">AS</text:span></text:span></text:p>
      <text:p text:style-name="P30"><text:span text:style-name="Source_20_Text"><text:span text:style-name="T15">$$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T20"> </text:span><text:span text:style-name="Source_20_Text"><text:span text:style-name="T15">$1 + 1;</text:span></text:span></text:p>
      <text:p text:style-name="P30"><text:span text:style-name="Source_20_Text"><text:span text:style-name="T19">END</text:span></text:span><text:span text:style-name="Source_20_Text"><text:span text:style-name="T15">; $$ LANGUAGE plpgsql;</text:span></text:span></text:p>
      <text:p text:style-name="P31"><text:s/></text:p>
      <text:p text:style-name="P30"><text:span text:style-name="Source_20_Text"><text:span text:style-name="T19">SELECT</text:span></text:span><text:span text:style-name="T20"> </text:span><text:span text:style-name="Source_20_Text"><text:span text:style-name="T15">addun(5);</text:span></text:span></text:p>
      <text:p text:style-name="P24"/>
      <text:p text:style-name="P24"><text:line-break/><text:span text:style-name="T18">CREATE OR REPLACE FUNCTION exemple_txt(integer, integer) RETURNS text AS $$</text:span></text:p>
      <text:p text:style-name="P25">DECLARE</text:p>
      <text:p text:style-name="P26"><text:s/><text:span text:style-name="T2">numero1 ALIAS FOR $1;</text:span></text:p>
      <text:p text:style-name="P26"><text:soft-page-break/><text:s/><text:span text:style-name="T2">numero2 ALIAS FOR $2;</text:span></text:p>
      <text:p text:style-name="P27"/>
      <text:p text:style-name="P26"><text:s/><text:span text:style-name="T2">constante CONSTANT integer := 100;</text:span></text:p>
      <text:p text:style-name="P26"><text:s/><text:span text:style-name="T2">resultado INTEGER;</text:span></text:p>
      <text:p text:style-name="P27"/>
      <text:p text:style-name="P26"><text:s/><text:span text:style-name="T2">resultado_txt TEXT DEFAULT 'El result</text:span><text:span text:style-name="T5">at</text:span><text:span text:style-name="T2"> es 104'; </text:span></text:p>
      <text:p text:style-name="P27"/>
      <text:p text:style-name="P25">BEGIN</text:p>
      <text:p text:style-name="P26"><text:s/><text:span text:style-name="T2">resultado := (numero1 * numero2) + constante;</text:span></text:p>
      <text:p text:style-name="P27"/>
      <text:p text:style-name="P26"><text:s/><text:span text:style-name="T2">IF resultado &lt;&gt; 104 THEN</text:span></text:p>
      <text:p text:style-name="P26"><text:s text:c="4"/><text:span text:style-name="T2">resultado_txt := <text:s/>'El resultado NO es 104';</text:span></text:p>
      <text:p text:style-name="P26"><text:s/><text:span text:style-name="T2">END IF;</text:span></text:p>
      <text:p text:style-name="P27"/>
      <text:p text:style-name="P26"><text:s/><text:span text:style-name="T2">RETURN resultado_txt;</text:span></text:p>
      <text:p text:style-name="P25">END;</text:p>
      <text:p text:style-name="P25">$$ LANGUAGE plpgsql;</text:p>
      <text:p text:style-name="P24"/>
      <text:p text:style-name="P25"># SELECT exemple_txt(2,2);</text:p>
      <text:p text:style-name="P26"><text:s text:c="4"/><text:span text:style-name="T2">exemple_txt <text:s text:c="4"/></text:span></text:p>
      <text:p text:style-name="P25">---------------------</text:p>
      <text:p text:style-name="P26"><text:s/><text:span text:style-name="T2">El resultado es 104</text:span></text:p>
      <text:p text:style-name="P25">(1 row)</text:p>
      <text:p text:style-name="P27"/>
      <text:p text:style-name="P25"># SELECT exemple_txt(2,3);</text:p>
      <text:p text:style-name="P26"><text:s text:c="6"/><text:span text:style-name="T2">exemple_txt <text:s text:c="6"/></text:span></text:p>
      <text:p text:style-name="P25">------------------------</text:p>
      <text:p text:style-name="P26"><text:s/><text:span text:style-name="T2">El resultado NO es 104</text:span></text:p>
      <text:p text:style-name="P25">(1 row)</text:p>
      <text:p text:style-name="P24"><text:line-break/></text:p>
      <text:p text:style-name="P28"><text:soft-page-break/><text:span text:style-name="Source_20_Text"><text:span text:style-name="T24">-- Función ver usuarios por Nombre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usuarios_byname(nombre TEXT) </text:span></text:span><text:span text:style-name="Source_20_Text"><text:span text:style-name="T19">RETURNS</text:span></text:span><text:span text:style-name="T20"> </text:span><text:span text:style-name="Source_20_Text"><text:span text:style-name="T15">SETOF </text:span></text:span><text:span text:style-name="Source_20_Text"><text:span text:style-name="T19">INT</text:span></text:span><text:span text:style-name="T20"> </text:span><text:span text:style-name="Source_20_Text"><text:span text:style-name="T19">AS</text:span></text:span></text:p>
      <text:p text:style-name="P30"><text:span text:style-name="Source_20_Text"><text:span text:style-name="T15">$$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T20"> <text:s/></text:span><text:span text:style-name="Source_20_Text"><text:span text:style-name="T15">QUERY </text:span></text:span><text:span text:style-name="Source_20_Text"><text:span text:style-name="T19">SELECT</text:span></text:span><text:span text:style-name="T20"> </text:span><text:span text:style-name="Source_20_Text"><text:span text:style-name="T15">codusuario </text:span></text:span><text:span text:style-name="Source_20_Text"><text:span text:style-name="T19">FROM</text:span></text:span><text:span text:style-name="T20"> </text:span><text:span text:style-name="Source_20_Text"><text:span text:style-name="T15">usuarios </text:span></text:span><text:span text:style-name="Source_20_Text"><text:span text:style-name="T19">WHERE</text:span></text:span><text:span text:style-name="T20"> <text:s/></text:span><text:span text:style-name="Source_20_Text"><text:span text:style-name="T15">nombres </text:span></text:span><text:span text:style-name="Source_20_Text"><text:span text:style-name="T22">LIKE</text:span></text:span><text:span text:style-name="T20"> </text:span><text:span text:style-name="Source_20_Text"><text:span text:style-name="T15">nombre || </text:span></text:span><text:span text:style-name="Source_20_Text"><text:span text:style-name="T25">'%'</text:span></text:span><text:span text:style-name="Source_20_Text"><text:span text:style-name="T15">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$ LANGUAGE plpgsql STABLE;</text:span></text:span></text:p>
      <text:p text:style-name="P31"><text:s/></text:p>
      <text:p text:style-name="P30"><text:span text:style-name="Source_20_Text"><text:span text:style-name="T19">SELECT</text:span></text:span><text:span text:style-name="T20"> </text:span><text:span text:style-name="Source_20_Text"><text:span text:style-name="T15">usuarios_byname(</text:span></text:span><text:span text:style-name="Source_20_Text"><text:span text:style-name="T25">'m'</text:span></text:span><text:span text:style-name="Source_20_Text"><text:span text:style-name="T15">);</text:span></text:span></text:p>
      <text:p text:style-name="P24"/>
      <text:p text:style-name="P24"/>
      <text:p text:style-name="P28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insertar_usuarios(</text:span></text:span><text:span text:style-name="Source_20_Text"><text:span text:style-name="T19">INT</text:span></text:span><text:span text:style-name="Source_20_Text"><text:span text:style-name="T15">, 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VARCHAR</text:span></text:span><text:span text:style-name="Source_20_Text"><text:span text:style-name="T15">(50), </text:span></text:span><text:span text:style-name="Source_20_Text"><text:span text:style-name="T19">VARCHAR</text:span></text:span><text:span text:style-name="Source_20_Text"><text:span text:style-name="T15">(50),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CHAR</text:span></text:span><text:span text:style-name="Source_20_Text"><text:span text:style-name="T15">(1)) </text:span></text:span><text:span text:style-name="Source_20_Text"><text:span text:style-name="T19">RETURNS</text:span></text:span><text:span text:style-name="T20"> </text:span><text:span text:style-name="Source_20_Text"><text:span text:style-name="T15">VOID </text:span></text:span><text:span text:style-name="Source_20_Text"><text:span text:style-name="T19">AS</text:span></text:span></text:p>
      <text:p text:style-name="P30"><text:span text:style-name="Source_20_Text"><text:span text:style-name="T15">$BODY$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INSERT</text:span></text:span><text:span text:style-name="T20"> </text:span><text:span text:style-name="Source_20_Text"><text:span text:style-name="T19">INTO</text:span></text:span><text:span text:style-name="T20"> </text:span><text:span text:style-name="Source_20_Text"><text:span text:style-name="T15">usuarios (codpais, nombres, apellidos, email, clave, estado )</text:span></text:span></text:p>
      <text:p text:style-name="P30"><text:span text:style-name="Source_20_Text"><text:span text:style-name="T21"><text:s text:c="4"/></text:span></text:span><text:span text:style-name="Source_20_Text"><text:span text:style-name="T19">VALUES</text:span></text:span><text:span text:style-name="T20"> </text:span><text:span text:style-name="Source_20_Text"><text:span text:style-name="T15">($1, $2, $3, $4, $5,$6)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BODY$ <text:s/>LANGUAGE </text:span></text:span><text:span text:style-name="Source_20_Text"><text:span text:style-name="T25">'plpgsql'</text:span></text:span><text:span text:style-name="T20"> </text:span><text:span text:style-name="Source_20_Text"><text:span text:style-name="T15">VOLATILE;</text:span></text:span></text:p>
      <text:p text:style-name="P30"><text:span text:style-name="Source_20_Text"><text:span text:style-name="T15"/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insertar_usuarios(1,</text:span></text:span><text:span text:style-name="Source_20_Text"><text:span text:style-name="T25">'martin'</text:span></text:span><text:span text:style-name="Source_20_Text"><text:span text:style-name="T15">, </text:span></text:span><text:span text:style-name="Source_20_Text"><text:span text:style-name="T25">'dino'</text:span></text:span><text:span text:style-name="Source_20_Text"><text:span text:style-name="T15">, </text:span></text:span><text:span text:style-name="Source_20_Text"><text:span text:style-name="T25">'martin@gmail.com'</text:span></text:span><text:span text:style-name="Source_20_Text"><text:span text:style-name="T15">, </text:span></text:span><text:span text:style-name="Source_20_Text"><text:span text:style-name="T25">'mariquin'</text:span></text:span><text:span text:style-name="Source_20_Text"><text:span text:style-name="T15">, </text:span></text:span><text:span text:style-name="Source_20_Text"><text:span text:style-name="T25">'A'</text:span></text:span><text:span text:style-name="T20"> </text:span><text:span text:style-name="Source_20_Text"><text:span text:style-name="T15">)</text:span></text:span></text:p>
      <text:p text:style-name="P30"><text:span text:style-name="Source_20_Text"><text:span text:style-name="T19">COMMIT</text:span></text:span><text:span text:style-name="Source_20_Text"><text:span text:style-name="T15">;</text:span></text:span></text:p>
      <text:p text:style-name="P30"><text:span text:style-name="Source_20_Text"><text:span text:style-name="T19">SELECT</text:span></text:span><text:span text:style-name="Source_20_Text"><text:span text:style-name="T20"> </text:span></text:span><text:span text:style-name="Source_20_Text"><text:span text:style-name="T15">* </text:span></text:span><text:span text:style-name="Source_20_Text"><text:span text:style-name="T19">FROM</text:span></text:span><text:span text:style-name="Source_20_Text"><text:span text:style-name="T20"> </text:span></text:span><text:span text:style-name="Source_20_Text"><text:span text:style-name="T15">usuarios;</text:span></text:span></text:p>
      <text:p text:style-name="P30"><text:span text:style-name="Source_20_Text"><text:span text:style-name="T15"/></text:span></text:p>
      <text:p text:style-name="P30"><text:span text:style-name="Source_20_Text"><text:span text:style-name="T19">CREATE</text:span></text:span><text:span text:style-name="Source_20_Text"><text:span text:style-name="T20"> </text:span></text:span><text:span text:style-name="Source_20_Text"><text:span text:style-name="T22">OR</text:span></text:span><text:span text:style-name="Source_20_Text"><text:span text:style-name="T20"> </text:span></text:span><text:span text:style-name="Source_20_Text"><text:span text:style-name="T23">REPLACE</text:span></text:span><text:span text:style-name="Source_20_Text"><text:span text:style-name="T20"> </text:span></text:span><text:span text:style-name="Source_20_Text"><text:span text:style-name="T19">FUNCTION</text:span></text:span><text:span text:style-name="Source_20_Text"><text:span text:style-name="T20"> </text:span></text:span><text:span text:style-name="Source_20_Text"><text:span text:style-name="T15">update_usuarios(</text:span></text:span><text:span text:style-name="Source_20_Text"><text:span text:style-name="T19">INT</text:span></text:span><text:span text:style-name="Source_20_Text"><text:span text:style-name="T15">, </text:span></text:span><text:span text:style-name="Source_20_Text"><text:span text:style-name="T19">INT</text:span></text:span><text:span text:style-name="Source_20_Text"><text:span text:style-name="T15">, 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VARCHAR</text:span></text:span><text:span text:style-name="Source_20_Text"><text:span text:style-name="T15">(50), </text:span></text:span><text:span text:style-name="Source_20_Text"><text:span text:style-name="T19">VARCHAR</text:span></text:span><text:span text:style-name="Source_20_Text"><text:span text:style-name="T15">(50),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CHAR</text:span></text:span><text:span text:style-name="Source_20_Text"><text:span text:style-name="T15">(1)) </text:span></text:span><text:span text:style-name="Source_20_Text"><text:span text:style-name="T19">RETURNS</text:span></text:span><text:span text:style-name="Source_20_Text"><text:span text:style-name="T20"> </text:span></text:span><text:span text:style-name="Source_20_Text"><text:span text:style-name="T15">BOOL </text:span></text:span><text:span text:style-name="Source_20_Text"><text:span text:style-name="T19">AS</text:span></text:span></text:p>
      <text:p text:style-name="P30"><text:span text:style-name="Source_20_Text"><text:span text:style-name="T15">$BODY$</text:span></text:span></text:p>
      <text:p text:style-name="P30"><text:span text:style-name="Source_20_Text"><text:span text:style-name="T19">DECLARE</text:span></text:span></text:p>
      <text:p text:style-name="P30"><text:span text:style-name="Source_20_Text"><text:span text:style-name="T15">codigo ALIAS </text:span></text:span><text:span text:style-name="Source_20_Text"><text:span text:style-name="T19">FOR</text:span></text:span><text:span text:style-name="T20"> </text:span><text:span text:style-name="Source_20_Text"><text:span text:style-name="T15">$1;</text:span></text:span></text:p>
      <text:p text:style-name="P30"><text:span text:style-name="Source_20_Text"><text:span text:style-name="T15">registro usuarios%ROWTYPE;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INTO</text:span></text:span><text:span text:style-name="T20"> </text:span><text:span text:style-name="Source_20_Text"><text:span text:style-name="T15">registro </text:span></text:span><text:span text:style-name="Source_20_Text"><text:span text:style-name="T19">FROM</text:span></text:span><text:span text:style-name="T20"> </text:span><text:span text:style-name="Source_20_Text"><text:span text:style-name="T15">usuarios </text:span></text:span><text:span text:style-name="Source_20_Text"><text:span text:style-name="T19">WHERE</text:span></text:span><text:span text:style-name="T20"> </text:span><text:span text:style-name="Source_20_Text"><text:span text:style-name="T15">codusuario = codigo;</text:span></text:span></text:p>
      <text:p text:style-name="P30"><text:span text:style-name="Source_20_Text"><text:span text:style-name="T21"><text:s text:c="5"/></text:span></text:span><text:span text:style-name="Source_20_Text"><text:span text:style-name="T15">IF FOUND </text:span></text:span><text:span text:style-name="Source_20_Text"><text:span text:style-name="T19">THEN</text:span></text:span></text:p>
      <text:p text:style-name="P30"><text:span text:style-name="Source_20_Text"><text:span text:style-name="T21"><text:s text:c="8"/></text:span></text:span><text:span text:style-name="Source_20_Text"><text:span text:style-name="T19">UPDATE</text:span></text:span><text:span text:style-name="T20"> </text:span><text:span text:style-name="Source_20_Text"><text:span text:style-name="T15">usuarios </text:span></text:span><text:span text:style-name="Source_20_Text"><text:span text:style-name="T19">SET</text:span></text:span></text:p>
      <text:p text:style-name="P30"><text:span text:style-name="Source_20_Text"><text:span text:style-name="T21"><text:s text:c="8"/></text:span></text:span><text:span text:style-name="Source_20_Text"><text:span text:style-name="T15">codpais = $2, nombres = $3, apellidos = $4, email = $5, clave = $6, estado = $7 </text:span></text:span><text:span text:style-name="Source_20_Text"><text:span text:style-name="T19">WHERE</text:span></text:span><text:span text:style-name="T20"> </text:span><text:span text:style-name="Source_20_Text"><text:span text:style-name="T15">codusuario = codigo; <text:s/></text:span></text:span></text:p>
      <text:p text:style-name="P30"><text:span text:style-name="Source_20_Text"><text:span text:style-name="T21"><text:s text:c="6"/></text:span></text:span><text:span text:style-name="Source_20_Text"><text:span text:style-name="T19">RETURN</text:span></text:span><text:span text:style-name="T20"> </text:span><text:span text:style-name="Source_20_Text"><text:span text:style-name="T19">TRUE</text:span></text:span><text:span text:style-name="Source_20_Text"><text:span text:style-name="T15">;</text:span></text:span></text:p>
      <text:p text:style-name="P30"><text:span text:style-name="Source_20_Text"><text:span text:style-name="T21"><text:s text:c="5"/></text:span></text:span><text:span text:style-name="Source_20_Text"><text:span text:style-name="T19">END</text:span></text:span><text:span text:style-name="T20"> </text:span><text:span text:style-name="Source_20_Text"><text:span text:style-name="T15">IF;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T20"> </text:span><text:span text:style-name="Source_20_Text"><text:span text:style-name="T19">FALSE</text:span></text:span><text:span text:style-name="Source_20_Text"><text:span text:style-name="T15">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BODY$ <text:s/>LANGUAGE </text:span></text:span><text:span text:style-name="Source_20_Text"><text:span text:style-name="T25">'plpgsql'</text:span></text:span><text:span text:style-name="T20"> </text:span><text:span text:style-name="Source_20_Text"><text:span text:style-name="T15">VOLATILE;</text:span></text:span></text:p>
      <text:p text:style-name="P31"><text:s/></text:p>
      <text:p text:style-name="P30"><text:span text:style-name="Source_20_Text"><text:span text:style-name="T19">SELECT</text:span></text:span><text:span text:style-name="T20"> </text:span><text:span text:style-name="Source_20_Text"><text:span text:style-name="T15">update_usuarios(14,3,</text:span></text:span><text:span text:style-name="Source_20_Text"><text:span text:style-name="T25">'marin'</text:span></text:span><text:span text:style-name="Source_20_Text"><text:span text:style-name="T15">, </text:span></text:span><text:span text:style-name="Source_20_Text"><text:span text:style-name="T25">'kino'</text:span></text:span><text:span text:style-name="Source_20_Text"><text:span text:style-name="T15">, </text:span></text:span><text:span text:style-name="Source_20_Text"><text:span text:style-name="T25">'marin@gmail.com'</text:span></text:span><text:span text:style-name="Source_20_Text"><text:span text:style-name="T15">, </text:span></text:span><text:span text:style-name="Source_20_Text"><text:span text:style-name="T25">'marin'</text:span></text:span><text:span text:style-name="Source_20_Text"><text:span text:style-name="T15">, </text:span></text:span><text:span text:style-name="Source_20_Text"><text:span text:style-name="T25">'I'</text:span></text:span><text:span text:style-name="T20"> </text:span><text:span text:style-name="Source_20_Text"><text:span text:style-name="T15">)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;</text:span></text:span></text:p>
      <text:p text:style-name="P31"><text:s/></text:p>
      <text:p text:style-name="P31"/>
      <text:p text:style-name="P31"/>
      <text:p text:style-name="P31"><text:span text:style-name="Source_20_Text"><text:span text:style-name="T29">-- Función DELETE: Si se elimina un registro devolvemos TRUE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del_usuariobycod(</text:span></text:span><text:span text:style-name="Source_20_Text"><text:span text:style-name="T19">INT</text:span></text:span><text:span text:style-name="Source_20_Text"><text:span text:style-name="T15">) </text:span></text:span><text:span text:style-name="Source_20_Text"><text:span text:style-name="T19">RETURNS</text:span></text:span><text:span text:style-name="T20"> </text:span><text:span text:style-name="Source_20_Text"><text:span text:style-name="T15">BOOL </text:span></text:span><text:span text:style-name="Source_20_Text"><text:span text:style-name="T19">AS</text:span></text:span></text:p>
      <text:p text:style-name="P30"><text:span text:style-name="Source_20_Text"><text:span text:style-name="T15">$$</text:span></text:span></text:p>
      <text:p text:style-name="P30"><text:span text:style-name="Source_20_Text"><text:span text:style-name="T19">DECLARE</text:span></text:span><text:span text:style-name="T20"> </text:span><text:span text:style-name="Source_20_Text"><text:span text:style-name="T15">codigo ALIAS </text:span></text:span><text:span text:style-name="Source_20_Text"><text:span text:style-name="T19">FOR</text:span></text:span><text:span text:style-name="T20"> </text:span><text:span text:style-name="Source_20_Text"><text:span text:style-name="T15">$1;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DELETE</text:span></text:span><text:span text:style-name="T20"> </text:span><text:span text:style-name="Source_20_Text"><text:span text:style-name="T19">FROM</text:span></text:span><text:span text:style-name="T20"> </text:span><text:span text:style-name="Source_20_Text"><text:span text:style-name="T15">usuarios </text:span></text:span><text:span text:style-name="Source_20_Text"><text:span text:style-name="T19">WHERE</text:span></text:span><text:span text:style-name="T20"> </text:span><text:span text:style-name="Source_20_Text"><text:span text:style-name="T15">codusuario = codigo;</text:span></text:span></text:p>
      <text:p text:style-name="P30"><text:span text:style-name="Source_20_Text"><text:span text:style-name="T21"><text:s text:c="4"/></text:span></text:span><text:span text:style-name="Source_20_Text"><text:span text:style-name="T15">IF FOUND </text:span></text:span><text:span text:style-name="Source_20_Text"><text:span text:style-name="T19">THEN</text:span></text:span></text:p>
      <text:p text:style-name="P30"><text:span text:style-name="Source_20_Text"><text:span text:style-name="T21"><text:s text:c="8"/></text:span></text:span><text:span text:style-name="Source_20_Text"><text:span text:style-name="T19">RETURN</text:span></text:span><text:span text:style-name="T20"> </text:span><text:span text:style-name="Source_20_Text"><text:span text:style-name="T19">TRUE</text:span></text:span><text:span text:style-name="Source_20_Text"><text:span text:style-name="T15">;</text:span></text:span></text:p>
      <text:p text:style-name="P30"><text:soft-page-break/><text:span text:style-name="Source_20_Text"><text:span text:style-name="T21"><text:s text:c="4"/></text:span></text:span><text:span text:style-name="Source_20_Text"><text:span text:style-name="T19">ELSE</text:span></text:span></text:p>
      <text:p text:style-name="P30"><text:span text:style-name="Source_20_Text"><text:span text:style-name="T21"><text:s text:c="8"/></text:span></text:span><text:span text:style-name="Source_20_Text"><text:span text:style-name="T19">RETURN</text:span></text:span><text:span text:style-name="T20"> </text:span><text:span text:style-name="Source_20_Text"><text:span text:style-name="T19">FALSE</text:span></text:span><text:span text:style-name="Source_20_Text"><text:span text:style-name="T15">;</text:span></text:span></text:p>
      <text:p text:style-name="P30"><text:span text:style-name="Source_20_Text"><text:span text:style-name="T21"><text:s text:c="4"/></text:span></text:span><text:span text:style-name="Source_20_Text"><text:span text:style-name="T19">END</text:span></text:span><text:span text:style-name="T20"> </text:span><text:span text:style-name="Source_20_Text"><text:span text:style-name="T15">IF;</text:span></text:span></text:p>
      <text:p text:style-name="P30"><text:span text:style-name="Source_20_Text"><text:span text:style-name="T19">END</text:span></text:span><text:span text:style-name="Source_20_Text"><text:span text:style-name="T15">; $$ LANGUAGE plpgsql;</text:span></text:span></text:p>
      <text:p text:style-name="P31"><text:s/></text:p>
      <text:p text:style-name="P30"><text:span text:style-name="Source_20_Text"><text:span text:style-name="T19">SELECT</text:span></text:span><text:span text:style-name="T20"> <text:s/></text:span><text:span text:style-name="Source_20_Text"><text:span text:style-name="T15">del_usuariobycod(14);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;</text:span></text:span></text:p>
      <text:p text:style-name="P31"><text:s/></text:p>
      <text:p text:style-name="P30"><text:span text:style-name="Source_20_Text"><text:span text:style-name="T24">-- Función SELECT usando RECORD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traer_usuarios() </text:span></text:span><text:span text:style-name="Source_20_Text"><text:span text:style-name="T19">RETURNS</text:span></text:span><text:span text:style-name="T20"> </text:span><text:span text:style-name="Source_20_Text"><text:span text:style-name="T15">SETOF record </text:span></text:span><text:span text:style-name="Source_20_Text"><text:span text:style-name="T19">AS</text:span></text:span></text:p>
      <text:p text:style-name="P30"><text:span text:style-name="Source_20_Text"><text:span text:style-name="T15">$$</text:span></text:span></text:p>
      <text:p text:style-name="P30"><text:span text:style-name="Source_20_Text"><text:span text:style-name="T19">DECLARE</text:span></text:span><text:span text:style-name="T20"> </text:span><text:span text:style-name="Source_20_Text"><text:span text:style-name="T15">rec record;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FOR</text:span></text:span><text:span text:style-name="T20"> </text:span><text:span text:style-name="Source_20_Text"><text:span text:style-name="T15">rec </text:span></text:span><text:span text:style-name="Source_20_Text"><text:span text:style-name="T22">IN</text:span></text:span><text:span text:style-name="T20"> </text:span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 LOOP</text:span></text:span></text:p>
      <text:p text:style-name="P30"><text:span text:style-name="Source_20_Text"><text:span text:style-name="T21"><text:s text:c="4"/><text:tab/><text:tab/></text:span></text:span><text:span text:style-name="Source_20_Text"><text:span text:style-name="T19">return</text:span></text:span><text:span text:style-name="T20"> </text:span><text:span text:style-name="Source_20_Text"><text:span text:style-name="T19">next</text:span></text:span><text:span text:style-name="T20"> </text:span><text:span text:style-name="Source_20_Text"><text:span text:style-name="T15">rec;</text:span></text:span></text:p>
      <text:p text:style-name="P30"><text:span text:style-name="Source_20_Text"><text:span text:style-name="T21"><text:s text:c="4"/></text:span></text:span><text:span text:style-name="Source_20_Text"><text:span text:style-name="T19">END</text:span></text:span><text:span text:style-name="T20"> </text:span><text:span text:style-name="Source_20_Text"><text:span text:style-name="T15">LOOP;</text:span></text:span></text:p>
      <text:p text:style-name="P30"><text:span text:style-name="Source_20_Text"><text:span text:style-name="T19">RETURN</text:span></text:span><text:span text:style-name="Source_20_Text"><text:span text:style-name="T15">;</text:span></text:span></text:p>
      <text:p text:style-name="P30"><text:span text:style-name="Source_20_Text"><text:span text:style-name="T19">END</text:span></text:span><text:span text:style-name="Source_20_Text"><text:span text:style-name="T15">; $$ LANGUAGE plpgsql;</text:span></text:span></text:p>
      <text:p text:style-name="P31"><text:s/></text:p>
      <text:p text:style-name="P30"><text:span text:style-name="Source_20_Text"><text:span text:style-name="T19">BEGIN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text:s/></text:span><text:span text:style-name="Source_20_Text"><text:span text:style-name="T15">traer_usuarios() </text:span></text:span><text:span text:style-name="Source_20_Text"><text:span text:style-name="T19">AS</text:span></text:span><text:span text:style-name="T20"> </text:span><text:span text:style-name="Source_20_Text"><text:span text:style-name="T15">(codusuario </text:span></text:span><text:span text:style-name="Source_20_Text"><text:span text:style-name="T19">INT</text:span></text:span><text:span text:style-name="Source_20_Text"><text:span text:style-name="T15">,codpais </text:span></text:span><text:span text:style-name="Source_20_Text"><text:span text:style-name="T19">INT</text:span></text:span><text:span text:style-name="Source_20_Text"><text:span text:style-name="T15">, nombres </text:span></text:span><text:span text:style-name="Source_20_Text"><text:span text:style-name="T19">VARCHAR</text:span></text:span><text:span text:style-name="Source_20_Text"><text:span text:style-name="T15">(50), apellidos </text:span></text:span><text:span text:style-name="Source_20_Text"><text:span text:style-name="T19">VARCHAR</text:span></text:span><text:span text:style-name="Source_20_Text"><text:span text:style-name="T15">(50), email </text:span></text:span><text:span text:style-name="Source_20_Text"><text:span text:style-name="T19">VARCHAR</text:span></text:span><text:span text:style-name="Source_20_Text"><text:span text:style-name="T15">(50), clave </text:span></text:span><text:span text:style-name="Source_20_Text"><text:span text:style-name="T19">VARCHAR</text:span></text:span><text:span text:style-name="Source_20_Text"><text:span text:style-name="T15">(50), estado </text:span></text:span><text:span text:style-name="Source_20_Text"><text:span text:style-name="T19">CHAR</text:span></text:span><text:span text:style-name="Source_20_Text"><text:span text:style-name="T15">(1) );</text:span></text:span></text:p>
      <text:p text:style-name="P30"><text:span text:style-name="Source_20_Text"><text:span text:style-name="T19">COMMIT</text:span></text:span><text:span text:style-name="Source_20_Text"><text:span text:style-name="T15">;</text:span></text:span></text:p>
      <text:p text:style-name="P30"><text:span text:style-name="Source_20_Text"><text:span text:style-name="T24">/* *******************************************************************************/</text:span></text:span></text:p>
      <text:p text:style-name="P31"/>
      <text:p text:style-name="P31"/>
      <text:p text:style-name="P31"><text:span text:style-name="Source_20_Text"><text:span text:style-name="T29">/* ************************* *****************************************************/</text:span></text:span></text:p>
      <text:p text:style-name="P30"><text:span text:style-name="Source_20_Text"><text:span text:style-name="T24">-- Función SELECT: El parámetro es el nombre cursor que nos traerá los datos</text:span></text:span></text:p>
      <text:p text:style-name="P30"><text:span text:style-name="Source_20_Text"><text:span text:style-name="T24">-- Si usamos variables con nombres combinados de Mayúsculas y Minúsculas debemos ponerlos entre comillas dobles (" ").</text:span></text:span></text:p>
      <text:p text:style-name="P30"><text:span text:style-name="Source_20_Text"><text:span text:style-name="T24">-- exemple: CREATE FUNCTION <text:s/>"verAllUsuarios" ...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verusuarios(refcursor) </text:span></text:span><text:span text:style-name="Source_20_Text"><text:span text:style-name="T19">RETURNS</text:span></text:span><text:span text:style-name="T20"> </text:span><text:span text:style-name="Source_20_Text"><text:span text:style-name="T15">refcursor </text:span></text:span><text:span text:style-name="Source_20_Text"><text:span text:style-name="T19">AS</text:span></text:span></text:p>
      <text:p text:style-name="P30"><text:span text:style-name="Source_20_Text"><text:span text:style-name="T15">$BODY$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OPEN</text:span></text:span><text:span text:style-name="T20"> </text:span><text:span text:style-name="Source_20_Text"><text:span text:style-name="T15">$1 </text:span></text:span><text:span text:style-name="Source_20_Text"><text:span text:style-name="T19">FOR</text:span></text:span><text:span text:style-name="T20"> </text:span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;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T20"> </text:span><text:span text:style-name="Source_20_Text"><text:span text:style-name="T15">$1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BODY$ <text:s/>LANGUAGE </text:span></text:span><text:span text:style-name="Source_20_Text"><text:span text:style-name="T25">'plpgsql'</text:span></text:span><text:span text:style-name="T20"> </text:span><text:span text:style-name="Source_20_Text"><text:span text:style-name="T15">VOLATILE;</text:span></text:span></text:p>
      <text:p text:style-name="P31"><text:s/></text:p>
      <text:p text:style-name="P31"><text:s/></text:p>
      <text:p text:style-name="P30"><text:span text:style-name="Source_20_Text"><text:span text:style-name="T24">--Selecciona las 6 primeras filas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verusuarios(</text:span></text:span><text:span text:style-name="Source_20_Text"><text:span text:style-name="T25">'hola'</text:span></text:span><text:span text:style-name="Source_20_Text"><text:span text:style-name="T15">) </text:span></text:span><text:span text:style-name="Source_20_Text"><text:span text:style-name="T19">AS</text:span></text:span><text:span text:style-name="T20"> </text:span><text:span text:style-name="Source_20_Text"><text:span text:style-name="T15">Answer;</text:span></text:span></text:p>
      <text:p text:style-name="P30"><text:span text:style-name="Source_20_Text"><text:span text:style-name="T19">FETCH</text:span></text:span><text:span text:style-name="T20"> </text:span><text:span text:style-name="Source_20_Text"><text:span text:style-name="T19">FORWARD</text:span></text:span><text:span text:style-name="T20"> </text:span><text:span text:style-name="Source_20_Text"><text:span text:style-name="T15">6 </text:span></text:span><text:span text:style-name="Source_20_Text"><text:span text:style-name="T22">in</text:span></text:span><text:span text:style-name="T20"> </text:span><text:span text:style-name="Source_20_Text"><text:span text:style-name="T25">"hola"</text:span></text:span><text:span text:style-name="Source_20_Text"><text:span text:style-name="T15">; </text:span></text:span><text:span text:style-name="Source_20_Text"><text:span text:style-name="T24">-- Si no existe 6 nos devuelve solo las que encuentre</text:span></text:span></text:p>
      <text:p text:style-name="P30"><text:span text:style-name="Source_20_Text"><text:span text:style-name="T19">COMMIT</text:span></text:span><text:span text:style-name="Source_20_Text"><text:span text:style-name="T15">;</text:span></text:span></text:p>
      <text:p text:style-name="P30"><text:span text:style-name="Source_20_Text"><text:span text:style-name="T24">--Selecciona las 3 primeras filas y la fila anterior de la selección (ose la fila 2)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verusuarios(</text:span></text:span><text:span text:style-name="Source_20_Text"><text:span text:style-name="T25">'micursor'</text:span></text:span><text:span text:style-name="Source_20_Text"><text:span text:style-name="T15">);</text:span></text:span></text:p>
      <text:p text:style-name="P30"><text:span text:style-name="Source_20_Text"><text:span text:style-name="T19">FETCH</text:span></text:span><text:span text:style-name="T20"> </text:span><text:span text:style-name="Source_20_Text"><text:span text:style-name="T19">FORWARD</text:span></text:span><text:span text:style-name="T20"> </text:span><text:span text:style-name="Source_20_Text"><text:span text:style-name="T15">3 </text:span></text:span><text:span text:style-name="Source_20_Text"><text:span text:style-name="T22">in</text:span></text:span><text:span text:style-name="T20"> </text:span><text:span text:style-name="Source_20_Text"><text:span text:style-name="T15">micursor;</text:span></text:span></text:p>
      <text:p text:style-name="P30"><text:span text:style-name="Source_20_Text"><text:span text:style-name="T19">FETCH</text:span></text:span><text:span text:style-name="T20"> </text:span><text:span text:style-name="Source_20_Text"><text:span text:style-name="T15">BACKWARD 1 </text:span></text:span><text:span text:style-name="Source_20_Text"><text:span text:style-name="T22">in</text:span></text:span><text:span text:style-name="T20"> </text:span><text:span text:style-name="Source_20_Text"><text:span text:style-name="T15">miCursor;</text:span></text:span></text:p>
      <text:p text:style-name="P31"><text:s/></text:p>
      <text:p text:style-name="P30"><text:span text:style-name="Source_20_Text"><text:span text:style-name="T24">-- SELECT: El primer parámetro es el nombre cursor que nos traerá los datos, y el segundo el campo por el que haremos la busqueda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text:s/></text:span><text:span text:style-name="Source_20_Text"><text:span text:style-name="T19">FUNCTION</text:span></text:span><text:span text:style-name="T20"> </text:span><text:span text:style-name="Source_20_Text"><text:span text:style-name="T15">usuariosbyname(refcursor,text) </text:span></text:span><text:span text:style-name="Source_20_Text"><text:span text:style-name="T19">RETURNS</text:span></text:span><text:span text:style-name="T20"> </text:span><text:span text:style-name="Source_20_Text"><text:span text:style-name="T15">refcursor </text:span></text:span><text:span text:style-name="Source_20_Text"><text:span text:style-name="T19">AS</text:span></text:span></text:p>
      <text:p text:style-name="P30"><text:span text:style-name="Source_20_Text"><text:span text:style-name="T15">$BODY$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OPEN</text:span></text:span><text:span text:style-name="T20"> </text:span><text:span text:style-name="Source_20_Text"><text:span text:style-name="T15">$1 </text:span></text:span><text:span text:style-name="Source_20_Text"><text:span text:style-name="T19">FOR</text:span></text:span><text:span text:style-name="T20"> </text:span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 </text:span></text:span><text:span text:style-name="Source_20_Text"><text:span text:style-name="T19">WHERE</text:span></text:span><text:span text:style-name="T20"> </text:span><text:span text:style-name="Source_20_Text"><text:span text:style-name="T15">nombres </text:span></text:span><text:span text:style-name="Source_20_Text"><text:span text:style-name="T22">LIKE</text:span></text:span><text:span text:style-name="T20"> </text:span><text:span text:style-name="Source_20_Text"><text:span text:style-name="T15">$2 || </text:span></text:span><text:span text:style-name="Source_20_Text"><text:span text:style-name="T25">'%'</text:span></text:span><text:span text:style-name="Source_20_Text"><text:span text:style-name="T15">;</text:span></text:span></text:p>
      <text:p text:style-name="P30"><text:soft-page-break/><text:span text:style-name="Source_20_Text"><text:span text:style-name="T21"><text:s text:c="4"/></text:span></text:span><text:span text:style-name="Source_20_Text"><text:span text:style-name="T19">RETURN</text:span></text:span><text:span text:style-name="T20"> </text:span><text:span text:style-name="Source_20_Text"><text:span text:style-name="T15">$1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BODY$ <text:s/>LANGUAGE </text:span></text:span><text:span text:style-name="Source_20_Text"><text:span text:style-name="T25">'plpgsql'</text:span></text:span><text:span text:style-name="T20"> </text:span><text:span text:style-name="Source_20_Text"><text:span text:style-name="T15">VOLATILE;</text:span></text:span></text:p>
      <text:p text:style-name="P31"><text:s/></text:p>
      <text:p text:style-name="P30"><text:span text:style-name="Source_20_Text"><text:span text:style-name="T19">BEGIN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usuariosbyname(</text:span></text:span><text:span text:style-name="Source_20_Text"><text:span text:style-name="T25">'otrocursor'</text:span></text:span><text:span text:style-name="Source_20_Text"><text:span text:style-name="T15">,</text:span></text:span><text:span text:style-name="Source_20_Text"><text:span text:style-name="T25">'m'</text:span></text:span><text:span text:style-name="Source_20_Text"><text:span text:style-name="T15">);</text:span></text:span></text:p>
      <text:p text:style-name="P30"><text:span text:style-name="Source_20_Text"><text:span text:style-name="T19">FETCH</text:span></text:span><text:span text:style-name="T20"> </text:span><text:span text:style-name="Source_20_Text"><text:span text:style-name="T22">ALL</text:span></text:span><text:span text:style-name="T20"> </text:span><text:span text:style-name="Source_20_Text"><text:span text:style-name="T22">IN</text:span></text:span><text:span text:style-name="T20"> </text:span><text:span text:style-name="Source_20_Text"><text:span text:style-name="T15">otrocursor;</text:span></text:span></text:p>
      <text:p text:style-name="P30"><text:span text:style-name="Source_20_Text"><text:span text:style-name="T19">COMMIT</text:span></text:span><text:span text:style-name="Source_20_Text"><text:span text:style-name="T15">;</text:span></text:span></text:p>
      <text:p text:style-name="P31"><text:s/></text:p>
      <text:p text:style-name="P30"><text:span text:style-name="Source_20_Text"><text:span text:style-name="T24">-- Función INSERT: Insertamos un registro a la tabla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insertar_usuarios(</text:span></text:span><text:span text:style-name="Source_20_Text"><text:span text:style-name="T19">INT</text:span></text:span><text:span text:style-name="Source_20_Text"><text:span text:style-name="T15">, 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VARCHAR</text:span></text:span><text:span text:style-name="Source_20_Text"><text:span text:style-name="T15">(50), </text:span></text:span><text:span text:style-name="Source_20_Text"><text:span text:style-name="T19">VARCHAR</text:span></text:span><text:span text:style-name="Source_20_Text"><text:span text:style-name="T15">(50),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CHAR</text:span></text:span><text:span text:style-name="Source_20_Text"><text:span text:style-name="T15">(1)) </text:span></text:span><text:span text:style-name="Source_20_Text"><text:span text:style-name="T19">RETURNS</text:span></text:span><text:span text:style-name="T20"> </text:span><text:span text:style-name="Source_20_Text"><text:span text:style-name="T15">VOID </text:span></text:span><text:span text:style-name="Source_20_Text"><text:span text:style-name="T19">AS</text:span></text:span></text:p>
      <text:p text:style-name="P30"><text:span text:style-name="Source_20_Text"><text:span text:style-name="T15">$BODY$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INSERT</text:span></text:span><text:span text:style-name="T20"> </text:span><text:span text:style-name="Source_20_Text"><text:span text:style-name="T19">INTO</text:span></text:span><text:span text:style-name="T20"> </text:span><text:span text:style-name="Source_20_Text"><text:span text:style-name="T15">usuarios (codpais, nombres, apellidos, email, clave, estado )</text:span></text:span></text:p>
      <text:p text:style-name="P30"><text:span text:style-name="Source_20_Text"><text:span text:style-name="T21"><text:s text:c="4"/></text:span></text:span><text:span text:style-name="Source_20_Text"><text:span text:style-name="T19">VALUES</text:span></text:span><text:span text:style-name="T20"> </text:span><text:span text:style-name="Source_20_Text"><text:span text:style-name="T15">($1, $2, $3, $4, $5,$6)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BODY$ <text:s/>LANGUAGE </text:span></text:span><text:span text:style-name="Source_20_Text"><text:span text:style-name="T25">'plpgsql'</text:span></text:span><text:span text:style-name="T20"> </text:span><text:span text:style-name="Source_20_Text"><text:span text:style-name="T15">VOLATILE;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insertar_usuarios(1,</text:span></text:span><text:span text:style-name="Source_20_Text"><text:span text:style-name="T25">'martin'</text:span></text:span><text:span text:style-name="Source_20_Text"><text:span text:style-name="T15">, </text:span></text:span><text:span text:style-name="Source_20_Text"><text:span text:style-name="T25">'dino'</text:span></text:span><text:span text:style-name="Source_20_Text"><text:span text:style-name="T15">, </text:span></text:span><text:span text:style-name="Source_20_Text"><text:span text:style-name="T25">'martin@gmail.com'</text:span></text:span><text:span text:style-name="Source_20_Text"><text:span text:style-name="T15">, </text:span></text:span><text:span text:style-name="Source_20_Text"><text:span text:style-name="T25">'mariquin'</text:span></text:span><text:span text:style-name="Source_20_Text"><text:span text:style-name="T15">, </text:span></text:span><text:span text:style-name="Source_20_Text"><text:span text:style-name="T25">'A'</text:span></text:span><text:span text:style-name="T20"> </text:span><text:span text:style-name="Source_20_Text"><text:span text:style-name="T15">)</text:span></text:span></text:p>
      <text:p text:style-name="P30"><text:span text:style-name="Source_20_Text"><text:span text:style-name="T19">COMMIT</text:span></text:span><text:span text:style-name="Source_20_Text"><text:span text:style-name="T15">;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;</text:span></text:span></text:p>
      <text:p text:style-name="P31"><text:s/></text:p>
      <text:p text:style-name="P30"><text:span text:style-name="Source_20_Text"><text:span text:style-name="T24">-- Función UPDATE: Actualizamos un registro por el campo Código, devolvemos TRUE si se actualiza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update_usuarios(</text:span></text:span><text:span text:style-name="Source_20_Text"><text:span text:style-name="T19">INT</text:span></text:span><text:span text:style-name="Source_20_Text"><text:span text:style-name="T15">, </text:span></text:span><text:span text:style-name="Source_20_Text"><text:span text:style-name="T19">INT</text:span></text:span><text:span text:style-name="Source_20_Text"><text:span text:style-name="T15">, 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VARCHAR</text:span></text:span><text:span text:style-name="Source_20_Text"><text:span text:style-name="T15">(50), </text:span></text:span><text:span text:style-name="Source_20_Text"><text:span text:style-name="T19">VARCHAR</text:span></text:span><text:span text:style-name="Source_20_Text"><text:span text:style-name="T15">(50),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CHAR</text:span></text:span><text:span text:style-name="Source_20_Text"><text:span text:style-name="T15">(1)) </text:span></text:span><text:span text:style-name="Source_20_Text"><text:span text:style-name="T19">RETURNS</text:span></text:span><text:span text:style-name="T20"> </text:span><text:span text:style-name="Source_20_Text"><text:span text:style-name="T15">BOOL </text:span></text:span><text:span text:style-name="Source_20_Text"><text:span text:style-name="T19">AS</text:span></text:span></text:p>
      <text:p text:style-name="P30"><text:span text:style-name="Source_20_Text"><text:span text:style-name="T15">$BODY$</text:span></text:span></text:p>
      <text:p text:style-name="P30"><text:span text:style-name="Source_20_Text"><text:span text:style-name="T19">DECLARE</text:span></text:span></text:p>
      <text:p text:style-name="P30"><text:span text:style-name="Source_20_Text"><text:span text:style-name="T15">codigo ALIAS </text:span></text:span><text:span text:style-name="Source_20_Text"><text:span text:style-name="T19">FOR</text:span></text:span><text:span text:style-name="T20"> </text:span><text:span text:style-name="Source_20_Text"><text:span text:style-name="T15">$1;</text:span></text:span></text:p>
      <text:p text:style-name="P30"><text:span text:style-name="Source_20_Text"><text:span text:style-name="T15">registro usuarios%ROWTYPE;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INTO</text:span></text:span><text:span text:style-name="T20"> </text:span><text:span text:style-name="Source_20_Text"><text:span text:style-name="T15">registro </text:span></text:span><text:span text:style-name="Source_20_Text"><text:span text:style-name="T19">FROM</text:span></text:span><text:span text:style-name="T20"> </text:span><text:span text:style-name="Source_20_Text"><text:span text:style-name="T15">usuarios </text:span></text:span><text:span text:style-name="Source_20_Text"><text:span text:style-name="T19">WHERE</text:span></text:span><text:span text:style-name="T20"> </text:span><text:span text:style-name="Source_20_Text"><text:span text:style-name="T15">codusuario = codigo;</text:span></text:span></text:p>
      <text:p text:style-name="P30"><text:span text:style-name="Source_20_Text"><text:span text:style-name="T21"><text:s text:c="5"/></text:span></text:span><text:span text:style-name="Source_20_Text"><text:span text:style-name="T15">IF FOUND </text:span></text:span><text:span text:style-name="Source_20_Text"><text:span text:style-name="T19">THEN</text:span></text:span></text:p>
      <text:p text:style-name="P30"><text:span text:style-name="Source_20_Text"><text:span text:style-name="T21"><text:s text:c="8"/></text:span></text:span><text:span text:style-name="Source_20_Text"><text:span text:style-name="T19">UPDATE</text:span></text:span><text:span text:style-name="T20"> </text:span><text:span text:style-name="Source_20_Text"><text:span text:style-name="T15">usuarios </text:span></text:span><text:span text:style-name="Source_20_Text"><text:span text:style-name="T19">SET</text:span></text:span></text:p>
      <text:p text:style-name="P30"><text:span text:style-name="Source_20_Text"><text:span text:style-name="T21"><text:s text:c="8"/></text:span></text:span><text:span text:style-name="Source_20_Text"><text:span text:style-name="T15">codpais = $2, nombres = $3, apellidos = $4, email = $5, clave = $6, estado = $7 </text:span></text:span><text:span text:style-name="Source_20_Text"><text:span text:style-name="T19">WHERE</text:span></text:span><text:span text:style-name="T20"> </text:span><text:span text:style-name="Source_20_Text"><text:span text:style-name="T15">codusuario = codigo; <text:s/></text:span></text:span></text:p>
      <text:p text:style-name="P30"><text:span text:style-name="Source_20_Text"><text:span text:style-name="T21"><text:s text:c="6"/></text:span></text:span><text:span text:style-name="Source_20_Text"><text:span text:style-name="T19">RETURN</text:span></text:span><text:span text:style-name="T20"> </text:span><text:span text:style-name="Source_20_Text"><text:span text:style-name="T19">TRUE</text:span></text:span><text:span text:style-name="Source_20_Text"><text:span text:style-name="T15">;</text:span></text:span></text:p>
      <text:p text:style-name="P30"><text:span text:style-name="Source_20_Text"><text:span text:style-name="T21"><text:s text:c="5"/></text:span></text:span><text:span text:style-name="Source_20_Text"><text:span text:style-name="T19">END</text:span></text:span><text:span text:style-name="T20"> </text:span><text:span text:style-name="Source_20_Text"><text:span text:style-name="T15">IF;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T20"> </text:span><text:span text:style-name="Source_20_Text"><text:span text:style-name="T19">FALSE</text:span></text:span><text:span text:style-name="Source_20_Text"><text:span text:style-name="T15">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BODY$ <text:s/>LANGUAGE </text:span></text:span><text:span text:style-name="Source_20_Text"><text:span text:style-name="T25">'plpgsql'</text:span></text:span><text:span text:style-name="T20"> </text:span><text:span text:style-name="Source_20_Text"><text:span text:style-name="T15">VOLATILE;</text:span></text:span></text:p>
      <text:p text:style-name="P31"><text:s/></text:p>
      <text:p text:style-name="P30"><text:span text:style-name="Source_20_Text"><text:span text:style-name="T19">SELECT</text:span></text:span><text:span text:style-name="T20"> </text:span><text:span text:style-name="Source_20_Text"><text:span text:style-name="T15">update_usuarios(14,3,</text:span></text:span><text:span text:style-name="Source_20_Text"><text:span text:style-name="T25">'marin'</text:span></text:span><text:span text:style-name="Source_20_Text"><text:span text:style-name="T15">, </text:span></text:span><text:span text:style-name="Source_20_Text"><text:span text:style-name="T25">'kino'</text:span></text:span><text:span text:style-name="Source_20_Text"><text:span text:style-name="T15">, </text:span></text:span><text:span text:style-name="Source_20_Text"><text:span text:style-name="T25">'marin@gmail.com'</text:span></text:span><text:span text:style-name="Source_20_Text"><text:span text:style-name="T15">, </text:span></text:span><text:span text:style-name="Source_20_Text"><text:span text:style-name="T25">'marin'</text:span></text:span><text:span text:style-name="Source_20_Text"><text:span text:style-name="T15">, </text:span></text:span><text:span text:style-name="Source_20_Text"><text:span text:style-name="T25">'I'</text:span></text:span><text:span text:style-name="T20"> </text:span><text:span text:style-name="Source_20_Text"><text:span text:style-name="T15">)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;</text:span></text:span></text:p>
      <text:p text:style-name="P31"><text:s/></text:p>
      <text:p text:style-name="P30"><text:span text:style-name="Source_20_Text"><text:span text:style-name="T24">-- Función DELETE: Si se elimina un registro devolvemos TRUE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del_usuariobycod(</text:span></text:span><text:span text:style-name="Source_20_Text"><text:span text:style-name="T19">INT</text:span></text:span><text:span text:style-name="Source_20_Text"><text:span text:style-name="T15">) </text:span></text:span><text:span text:style-name="Source_20_Text"><text:span text:style-name="T19">RETURNS</text:span></text:span><text:span text:style-name="T20"> </text:span><text:span text:style-name="Source_20_Text"><text:span text:style-name="T15">BOOL </text:span></text:span><text:span text:style-name="Source_20_Text"><text:span text:style-name="T19">AS</text:span></text:span></text:p>
      <text:p text:style-name="P30"><text:span text:style-name="Source_20_Text"><text:span text:style-name="T15">$$</text:span></text:span></text:p>
      <text:p text:style-name="P30"><text:span text:style-name="Source_20_Text"><text:span text:style-name="T19">DECLARE</text:span></text:span><text:span text:style-name="T20"> </text:span><text:span text:style-name="Source_20_Text"><text:span text:style-name="T15">codigo ALIAS </text:span></text:span><text:span text:style-name="Source_20_Text"><text:span text:style-name="T19">FOR</text:span></text:span><text:span text:style-name="T20"> </text:span><text:span text:style-name="Source_20_Text"><text:span text:style-name="T15">$1;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DELETE</text:span></text:span><text:span text:style-name="T20"> </text:span><text:span text:style-name="Source_20_Text"><text:span text:style-name="T19">FROM</text:span></text:span><text:span text:style-name="T20"> </text:span><text:span text:style-name="Source_20_Text"><text:span text:style-name="T15">usuarios </text:span></text:span><text:span text:style-name="Source_20_Text"><text:span text:style-name="T19">WHERE</text:span></text:span><text:span text:style-name="T20"> </text:span><text:span text:style-name="Source_20_Text"><text:span text:style-name="T15">codusuario = codigo;</text:span></text:span></text:p>
      <text:p text:style-name="P30"><text:span text:style-name="Source_20_Text"><text:span text:style-name="T21"><text:s text:c="4"/></text:span></text:span><text:span text:style-name="Source_20_Text"><text:span text:style-name="T15">IF FOUND </text:span></text:span><text:span text:style-name="Source_20_Text"><text:span text:style-name="T19">THEN</text:span></text:span></text:p>
      <text:p text:style-name="P30"><text:span text:style-name="Source_20_Text"><text:span text:style-name="T21"><text:s text:c="8"/></text:span></text:span><text:span text:style-name="Source_20_Text"><text:span text:style-name="T19">RETURN</text:span></text:span><text:span text:style-name="T20"> </text:span><text:span text:style-name="Source_20_Text"><text:span text:style-name="T19">TRUE</text:span></text:span><text:span text:style-name="Source_20_Text"><text:span text:style-name="T15">;</text:span></text:span></text:p>
      <text:p text:style-name="P30"><text:span text:style-name="Source_20_Text"><text:span text:style-name="T21"><text:s text:c="4"/></text:span></text:span><text:span text:style-name="Source_20_Text"><text:span text:style-name="T19">ELSE</text:span></text:span></text:p>
      <text:p text:style-name="P30"><text:span text:style-name="Source_20_Text"><text:span text:style-name="T21"><text:s text:c="8"/></text:span></text:span><text:span text:style-name="Source_20_Text"><text:span text:style-name="T19">RETURN</text:span></text:span><text:span text:style-name="T20"> </text:span><text:span text:style-name="Source_20_Text"><text:span text:style-name="T19">FALSE</text:span></text:span><text:span text:style-name="Source_20_Text"><text:span text:style-name="T15">;</text:span></text:span></text:p>
      <text:p text:style-name="P30"><text:span text:style-name="Source_20_Text"><text:span text:style-name="T21"><text:s text:c="4"/></text:span></text:span><text:span text:style-name="Source_20_Text"><text:span text:style-name="T19">END</text:span></text:span><text:span text:style-name="T20"> </text:span><text:span text:style-name="Source_20_Text"><text:span text:style-name="T15">IF;</text:span></text:span></text:p>
      <text:p text:style-name="P30"><text:span text:style-name="Source_20_Text"><text:span text:style-name="T19">END</text:span></text:span><text:span text:style-name="Source_20_Text"><text:span text:style-name="T15">; $$ LANGUAGE plpgsql;</text:span></text:span></text:p>
      <text:p text:style-name="P31"><text:s/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del_usuariobycod(14);</text:span></text:span></text:p>
      <text:p text:style-name="P30"><text:soft-page-break/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;</text:span></text:span></text:p>
      <text:p text:style-name="P31"><text:s/></text:p>
      <text:p text:style-name="P30"><text:span text:style-name="Source_20_Text"><text:span text:style-name="T24">-- Función SELECT usando RECORD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traer_usuarios() </text:span></text:span><text:span text:style-name="Source_20_Text"><text:span text:style-name="T19">RETURNS</text:span></text:span><text:span text:style-name="T20"> </text:span><text:span text:style-name="Source_20_Text"><text:span text:style-name="T15">SETOF record </text:span></text:span><text:span text:style-name="Source_20_Text"><text:span text:style-name="T19">AS</text:span></text:span></text:p>
      <text:p text:style-name="P30"><text:span text:style-name="Source_20_Text"><text:span text:style-name="T15">$$</text:span></text:span></text:p>
      <text:p text:style-name="P30"><text:span text:style-name="Source_20_Text"><text:span text:style-name="T19">DECLARE</text:span></text:span><text:span text:style-name="T20"> </text:span><text:span text:style-name="Source_20_Text"><text:span text:style-name="T15">rec record;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FOR</text:span></text:span><text:span text:style-name="T20"> <text:s/></text:span><text:span text:style-name="Source_20_Text"><text:span text:style-name="T15">rec </text:span></text:span><text:span text:style-name="Source_20_Text"><text:span text:style-name="T22">IN</text:span></text:span><text:span text:style-name="T20"> <text:s/></text:span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 LOOP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T20"> </text:span><text:span text:style-name="Source_20_Text"><text:span text:style-name="T19">next</text:span></text:span><text:span text:style-name="T20"> <text:s/></text:span><text:span text:style-name="Source_20_Text"><text:span text:style-name="T15">rec;</text:span></text:span></text:p>
      <text:p text:style-name="P30"><text:span text:style-name="Source_20_Text"><text:span text:style-name="T21"><text:s text:c="4"/></text:span></text:span><text:span text:style-name="Source_20_Text"><text:span text:style-name="T19">END</text:span></text:span><text:span text:style-name="T20"> </text:span><text:span text:style-name="Source_20_Text"><text:span text:style-name="T15">LOOP;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Source_20_Text"><text:span text:style-name="T15">;</text:span></text:span></text:p>
      <text:p text:style-name="P30"><text:span text:style-name="Source_20_Text"><text:span text:style-name="T19">END</text:span></text:span><text:span text:style-name="Source_20_Text"><text:span text:style-name="T15">; $$ LANGUAGE plpgsql;</text:span></text:span></text:p>
      <text:p text:style-name="P31"><text:s/></text:p>
      <text:p text:style-name="P30"><text:span text:style-name="Source_20_Text"><text:span text:style-name="T19">BEGIN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text:s/></text:span><text:span text:style-name="Source_20_Text"><text:span text:style-name="T15">traer_usuarios() </text:span></text:span><text:span text:style-name="Source_20_Text"><text:span text:style-name="T19">AS</text:span></text:span><text:span text:style-name="T20"> </text:span><text:span text:style-name="Source_20_Text"><text:span text:style-name="T15">(codusuario </text:span></text:span><text:span text:style-name="Source_20_Text"><text:span text:style-name="T19">INT</text:span></text:span><text:span text:style-name="Source_20_Text"><text:span text:style-name="T15">,codpais </text:span></text:span><text:span text:style-name="Source_20_Text"><text:span text:style-name="T19">INT</text:span></text:span><text:span text:style-name="Source_20_Text"><text:span text:style-name="T15">, nombres </text:span></text:span><text:span text:style-name="Source_20_Text"><text:span text:style-name="T19">VARCHAR</text:span></text:span><text:span text:style-name="Source_20_Text"><text:span text:style-name="T15">(50), apellidos </text:span></text:span><text:span text:style-name="Source_20_Text"><text:span text:style-name="T19">VARCHAR</text:span></text:span><text:span text:style-name="Source_20_Text"><text:span text:style-name="T15">(50), email </text:span></text:span><text:span text:style-name="Source_20_Text"><text:span text:style-name="T19">VARCHAR</text:span></text:span><text:span text:style-name="Source_20_Text"><text:span text:style-name="T15">(50), clave </text:span></text:span><text:span text:style-name="Source_20_Text"><text:span text:style-name="T19">VARCHAR</text:span></text:span><text:span text:style-name="Source_20_Text"><text:span text:style-name="T15">(50), estado </text:span></text:span><text:span text:style-name="Source_20_Text"><text:span text:style-name="T19">CHAR</text:span></text:span><text:span text:style-name="Source_20_Text"><text:span text:style-name="T15">(1) );</text:span></text:span></text:p>
      <text:p text:style-name="P30"><text:span text:style-name="Source_20_Text"><text:span text:style-name="T19">COMMIT</text:span></text:span><text:span text:style-name="Source_20_Text"><text:span text:style-name="T15">;</text:span></text:span></text:p>
      <text:p text:style-name="P35"/>
      <text:p text:style-name="P20">Insertar registres d'una altra taula :</text:p>
      <text:p text:style-name="P20"/>
      <text:p text:style-name="P37">CREATE OR REPLACE FUNCTION LUGARES_BK() RETURNS void AS $$</text:p>
      <text:p text:style-name="P38">DECLARE</text:p>
      <text:p text:style-name="P47"><text:s text:c="8"/><text:span text:style-name="T30">LUGARES_REF RECORD;</text:span></text:p>
      <text:p text:style-name="P48">BEGIN</text:p>
      <text:p text:style-name="P47"><text:s text:c="8"/><text:span text:style-name="T30">FOR LUGARES_REF IN SELECT * FROM LUGARES ORDER BY CODIGO_LUGAR LOOP</text:span></text:p>
      <text:p text:style-name="P47"><text:s text:c="20"/><text:span text:style-name="T30">INSERT <text:s/>INTO LUGARES_BK </text:span></text:p>
      <text:p text:style-name="P47"><text:s text:c="20"/><text:span text:style-name="T30">VALUES (LUGARES_REF.CODIGO_LUGAR,</text:span></text:p>
      <text:p text:style-name="P47"><text:s text:c="28"/><text:span text:style-name="T30">LUGARES_REF.NOMBRE_LUGAR,</text:span></text:p>
      <text:p text:style-name="P47"><text:s text:c="28"/><text:span text:style-name="T30">LUGARES_REF.CODIGO_UBICA,</text:span></text:p>
      <text:p text:style-name="P47"><text:s text:c="28"/><text:span text:style-name="T30">LUGARES_REF.TIPO_LUGAR);</text:span></text:p>
      <text:p text:style-name="P47"><text:s text:c="8"/><text:span text:style-name="T30">END LOOP;</text:span></text:p>
      <text:p text:style-name="P47"><text:s text:c="8"/><text:span text:style-name="T30">RETURN;</text:span></text:p>
      <text:p text:style-name="P36">END;</text:p>
      <text:p text:style-name="P29">CREATE TABLE db (a INT PRIMARY KEY, b TEXT);</text:p>
      <text:p text:style-name="P42"/>
      <text:p text:style-name="P43">CREATE FUNCTION merge_db(key INT, data TEXT) RETURNS VOID AS</text:p>
      <text:p text:style-name="P43">$$</text:p>
      <text:p text:style-name="P43">BEGIN</text:p>
      <text:p text:style-name="P44"><text:s text:c="4"/><text:span text:style-name="T30">LOOP</text:span></text:p>
      <text:p text:style-name="P44"><text:s text:c="8"/><text:span text:style-name="T30">-- first try to update the key</text:span></text:p>
      <text:p text:style-name="P44"><text:s text:c="8"/><text:span text:style-name="T30">UPDATE db SET b = data WHERE a = key;</text:span></text:p>
      <text:p text:style-name="P44"><text:s text:c="8"/><text:span text:style-name="T30">IF found THEN</text:span></text:p>
      <text:p text:style-name="P44"><text:s text:c="12"/><text:span text:style-name="T30">RETURN;</text:span></text:p>
      <text:p text:style-name="P44"><text:s text:c="8"/><text:span text:style-name="T30">END IF;</text:span></text:p>
      <text:p text:style-name="P44"><text:s text:c="8"/><text:span text:style-name="T30">-- not there, so try to insert the key</text:span></text:p>
      <text:p text:style-name="P44"><text:s text:c="8"/><text:span text:style-name="T30">-- if someone else inserts the same key concurrently,</text:span></text:p>
      <text:p text:style-name="P44"><text:s text:c="8"/><text:span text:style-name="T30">-- we could get a unique-key failure</text:span></text:p>
      <text:p text:style-name="P44"><text:s text:c="8"/><text:span text:style-name="T30">BEGIN</text:span></text:p>
      <text:p text:style-name="P44"><text:s text:c="12"/><text:span text:style-name="T30">INSERT INTO db(a,b) VALUES (key, data);</text:span></text:p>
      <text:p text:style-name="P44"><text:s text:c="12"/><text:span text:style-name="T30">RETURN;</text:span></text:p>
      <text:p text:style-name="P44"><text:s text:c="8"/><text:span text:style-name="T30">EXCEPTION WHEN unique_violation THEN</text:span></text:p>
      <text:p text:style-name="P44"><text:s text:c="12"/><text:span text:style-name="T30">-- Do nothing, and loop to try the UPDATE again.</text:span></text:p>
      <text:p text:style-name="P44"><text:s text:c="8"/><text:span text:style-name="T30">END;</text:span></text:p>
      <text:p text:style-name="P44"><text:s text:c="4"/><text:span text:style-name="T30">END LOOP;</text:span></text:p>
      <text:p text:style-name="P43">END;</text:p>
      <text:p text:style-name="P43"><text:soft-page-break/>$$</text:p>
      <text:p text:style-name="P43">LANGUAGE plpgsql;</text:p>
      <text:p text:style-name="P42"/>
      <text:p text:style-name="P43">SELECT merge_db(1, 'david');</text:p>
      <text:p text:style-name="P39">SELECT merge_db(1, 'dennis');</text:p>
      <text:p text:style-name="P29">DECLARE</text:p>
      <text:p text:style-name="P44"><text:s text:c="2"/><text:span text:style-name="T30">text_var1 text;</text:span></text:p>
      <text:p text:style-name="P44"><text:s text:c="2"/><text:span text:style-name="T30">text_var2 text;</text:span></text:p>
      <text:p text:style-name="P44"><text:s text:c="2"/><text:span text:style-name="T30">text_var3 text;</text:span></text:p>
      <text:p text:style-name="P43">BEGIN</text:p>
      <text:p text:style-name="P44"><text:s text:c="2"/><text:span text:style-name="T30">-- some processing which might cause an exception</text:span></text:p>
      <text:p text:style-name="P44"><text:s text:c="2"/><text:span text:style-name="T30">...</text:span></text:p>
      <text:p text:style-name="P43">EXCEPTION WHEN OTHERS THEN</text:p>
      <text:p text:style-name="P44"><text:s text:c="2"/><text:span text:style-name="T30">GET STACKED DIAGNOSTICS text_var1 = MESSAGE_TEXT,</text:span></text:p>
      <text:p text:style-name="P44"><text:s text:c="26"/><text:span text:style-name="T30">text_var2 = PG_EXCEPTION_DETAIL,</text:span></text:p>
      <text:p text:style-name="P44"><text:s text:c="26"/><text:span text:style-name="T30">text_var3 = PG_EXCEPTION_HINT;</text:span></text:p>
      <text:p text:style-name="P39">END;</text:p>
      <text:p text:style-name="P39"/>
      <text:list xml:id="list101435390968427" text:continue-numbering="true" text:style-name="L3">
        <text:list-header>
          <text:p text:style-name="P59"><text:span text:style-name="T36">4. Utilitzar EXECUTE </text:span><text:span text:style-name="T37">i FOR END LOOP</text:span></text:p>
        </text:list-header>
      </text:list>
      <text:p text:style-name="P40"><text:a xlink:type="simple" xlink:href="https://www.postgresql.org/docs/10/static/plpgsql-statements.html#PLPGSQL-STATEMENTS-SQL-NORESULT" text:style-name="Internet_20_link" text:visited-style-name="Visited_20_Internet_20_Link"><text:span text:style-name="T38">https://www.postgresql.org/docs/10/static/plpgsql-statements.html#PLPGSQL-STATEMENTS-SQL-NORESULT</text:span></text:a></text:p>
      <text:p text:style-name="P41">CREATE OR REPLACE FUNCTION pri_sel(id_cli integer)</text:p>
      <text:p text:style-name="P41">RETURNS text AS</text:p>
      <text:p text:style-name="P41">$$</text:p>
      <text:p text:style-name="P41">DECLARE</text:p>
      <text:p text:style-name="P41"><text:s text:c="4"/>result text := '';</text:p>
      <text:p text:style-name="P41"><text:s text:c="4"/>searchsql text := '';</text:p>
      <text:p text:style-name="P41"><text:s text:c="4"/>var_match record;</text:p>
      <text:p text:style-name="P41">BEGIN</text:p>
      <text:p text:style-name="P41"><text:s text:c="5"/>searchsql := 'SELECT * FROM clientes WHERE num_clie <text:span text:style-name="T45">=</text:span> ' || $1; <text:s text:c="5"/></text:p>
      <text:p text:style-name="P41"><text:s text:c="5"/>FOR var_match IN EXECUTE(searchsql) LOOP</text:p>
      <text:p text:style-name="P41"><text:s text:c="10"/>IF result &gt; '' THEN</text:p>
      <text:p text:style-name="P41"><text:s text:c="14"/>result := result || ';' || var_match.num_clie || '= ' || var_match;</text:p>
      <text:p text:style-name="P41"><text:s text:c="10"/>ELSE</text:p>
      <text:p text:style-name="P41"><text:s text:c="14"/>result := var_match.num_clie || '= ' ||var_match;</text:p>
      <text:p text:style-name="P41"><text:s text:c="9"/>END IF;</text:p>
      <text:p text:style-name="P41"><text:soft-page-break/><text:s text:c="4"/>END LOOP;</text:p>
      <text:p text:style-name="P41"><text:s text:c="4"/>IF result = '' THEN</text:p>
      <text:p text:style-name="P41"><text:tab/>result := 'Dades inexistents';</text:p>
      <text:p text:style-name="P41"><text:s text:c="4"/>END IF;</text:p>
      <text:p text:style-name="P41"><text:s text:c="4"/>RETURN searchsql || ': ' || result;</text:p>
      <text:p text:style-name="P41">EXCEPTION </text:p>
      <text:p text:style-name="P41"><text:s text:c="4"/>WHEN others THEN return '<text:span text:style-name="T45">5</text:span>';</text:p>
      <text:p text:style-name="P41">END;</text:p>
      <text:p text:style-name="P41">$$</text:p>
      <text:p text:style-name="P41">LANGUAGE 'plpgsql' IMMUTABLE;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1"><text:soft-page-break/>CREATE OR REPLACE FUNCTION pri_sel<text:span text:style-name="T45">2</text:span>(id_cli integer)</text:p>
      <text:p text:style-name="P61">RETURNS text AS</text:p>
      <text:p text:style-name="P61">$$</text:p>
      <text:p text:style-name="P61">DECLARE</text:p>
      <text:p text:style-name="P61"><text:s text:c="4"/>result text := '';</text:p>
      <text:p text:style-name="P61"><text:s text:c="4"/>searchsql text := '';</text:p>
      <text:p text:style-name="P61"><text:s text:c="4"/>var_match record;</text:p>
      <text:p text:style-name="P61">BEGIN</text:p>
      <text:p text:style-name="P61"><text:s text:c="5"/>searchsql := 'SELECT * FROM clientes WHERE num_clie &gt; ' || $1; <text:s text:c="5"/></text:p>
      <text:p text:style-name="P61"><text:s text:c="5"/>FOR var_match IN EXECUTE(searchsql) LOOP</text:p>
      <text:p text:style-name="P61"><text:s text:c="10"/>IF result &gt; '' THEN</text:p>
      <text:p text:style-name="P61"><text:s text:c="14"/>result := result || ';' || var_match.num_clie || '= ' || var_match;</text:p>
      <text:p text:style-name="P61"><text:s text:c="10"/>ELSE</text:p>
      <text:p text:style-name="P61"><text:s text:c="14"/>result := var_match.num_clie || '= ' ||var_match;</text:p>
      <text:p text:style-name="P61"><text:s text:c="9"/>END IF;</text:p>
      <text:p text:style-name="P61"><text:s text:c="4"/>END LOOP;</text:p>
      <text:p text:style-name="P61"><text:s text:c="4"/>IF result = '' THEN</text:p>
      <text:p text:style-name="P61"><text:tab/>result := 'Dades inexistents';</text:p>
      <text:p text:style-name="P61"><text:s text:c="4"/>END IF;</text:p>
      <text:p text:style-name="P61"><text:s text:c="4"/>RETURN searchsql || ': ' || result;</text:p>
      <text:p text:style-name="P61">EXCEPTION </text:p>
      <text:p text:style-name="P61"><text:s text:c="4"/>WHEN others THEN return '<text:span text:style-name="T45">5</text:span>';</text:p>
      <text:p text:style-name="P61">END;</text:p>
      <text:p text:style-name="P61">$$</text:p>
      <text:p text:style-name="P61">LANGUAGE 'plpgsql' IMMUTABLE;</text:p>
      <text:p text:style-name="P61"/>
      <text:p text:style-name="P61"/>
      <text:p text:style-name="P61"/>
      <text:p text:style-name="P61"><text:soft-page-break/>CREATE OR REPLACE FUNCTION pri_sel<text:span text:style-name="T45">3</text:span>(id_cli integer)</text:p>
      <text:p text:style-name="P61">RETURNS text AS</text:p>
      <text:p text:style-name="P61">$$</text:p>
      <text:p text:style-name="P61">DECLARE</text:p>
      <text:p text:style-name="P61"><text:s text:c="4"/>result text := '';</text:p>
      <text:p text:style-name="P61"><text:s text:c="4"/>searchsql text := '';</text:p>
      <text:p text:style-name="P61"><text:s text:c="4"/>var_match record;</text:p>
      <text:p text:style-name="P61">BEGIN</text:p>
      <text:p text:style-name="P61"><text:s text:c="5"/>searchsql := 'SELECT * FROM clientes WHERE num_clie &gt; ' || $1; <text:s text:c="5"/></text:p>
      <text:p text:style-name="P61"><text:s text:c="5"/>FOR var_match IN EXECUTE(searchsql) LOOP</text:p>
      <text:p text:style-name="P61"><text:s text:c="10"/>IF result &gt; '' THEN</text:p>
      <text:p text:style-name="P61"><text:s text:c="14"/>result := result || ';' || var_match.num_clie || '= ' || var_match;</text:p>
      <text:p text:style-name="P61"><text:s text:c="10"/>ELSE</text:p>
      <text:p text:style-name="P61"><text:s text:c="14"/>result := var_match.num_clie || '= ' ||var_match;</text:p>
      <text:p text:style-name="P61"><text:s text:c="9"/>END IF;</text:p>
      <text:p text:style-name="P61"><text:s text:c="4"/>END LOOP;</text:p>
      <text:p text:style-name="P61"><text:s text:c="4"/>IF result = '' THEN</text:p>
      <text:p text:style-name="P61"><text:tab/>result := 'Dades inexistents';</text:p>
      <text:p text:style-name="P61"><text:s text:c="4"/>END IF;</text:p>
      <text:p text:style-name="P61"><text:s text:c="4"/>RETURN searchsql || ': ' || result;</text:p>
      <text:p text:style-name="P61">EXCEPTION </text:p>
      <text:p text:style-name="P61"><text:s text:c="4"/>WHEN others THEN return '<text:span text:style-name="T45">hi ha hagut un error </text:span>';</text:p>
      <text:p text:style-name="P61">END;</text:p>
      <text:p text:style-name="P61">$$</text:p>
      <text:p text:style-name="P61">LANGUAGE 'plpgsql' IMMUTABL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Mangal1" svg:font-family="Mangal"/>
    <style:font-face style:name="monospace" svg:font-family="monospace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22T00:09:54.834000000</meta:creation-date>
    <dc:date>2021-01-28T10:14:33.762710795</dc:date>
    <meta:editing-duration>P1DT7H53M11S</meta:editing-duration>
    <meta:editing-cycles>25</meta:editing-cycles>
    <meta:generator>LibreOffice/7.0.4.2$Linux_X86_64 LibreOffice_project/00$Build-2</meta:generator>
    <meta:document-statistic meta:table-count="0" meta:image-count="0" meta:object-count="0" meta:page-count="14" meta:paragraph-count="437" meta:word-count="1687" meta:character-count="12315" meta:non-whitespace-character-count="10030"/>
  </office:meta>
</office:document-meta>
</file>